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/>
      </svg:font-face-src>
    </style:font-face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MathJax_Typewriter" svg:font-family="MathJax_Typewriter" style:font-family-generic="modern" style:font-pitch="variable">
      <svg:font-face-src>
        <svg:font-face-uri xlink:href="Fonts/font2.ttf" xlink:type="simple"/>
      </svg:font-face-src>
    </style:font-face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>
      <svg:font-face-src>
        <svg:font-face-uri xlink:href="Fonts/font3.ttf" xlink:type="simple"/>
        <svg:font-face-uri xlink:href="Fonts/font4.ttf" xlink:type="simple"/>
      </svg:font-face-src>
    </style:font-face>
    <style:font-face style:name="DejaVu Sans1" svg:font-family="'DejaVu Sans'" style:font-adornments="Gras" style:font-family-generic="swiss" style:font-pitch="variable">
      <svg:font-face-src>
        <svg:font-face-uri xlink:href="Fonts/font3.ttf" xlink:type="simple"/>
        <svg:font-face-uri xlink:href="Fonts/font4.ttf" xlink:type="simple"/>
      </svg:font-face-src>
    </style:font-face>
    <style:font-face style:name="DejaVu Sans" svg:font-family="'DejaVu Sans'" style:font-adornments="Normal" style:font-family-generic="swiss" style:font-pitch="variable">
      <svg:font-face-src>
        <svg:font-face-uri xlink:href="Fonts/font3.ttf" xlink:type="simple"/>
        <svg:font-face-uri xlink:href="Fonts/font4.ttf" xlink:type="simple"/>
      </svg:font-face-src>
    </style:font-face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686974"/>
    </style:style>
    <style:style style:name="P3" style:family="paragraph" style:parent-style-name="Text_20_body">
      <style:text-properties officeooo:paragraph-rsid="007384c7"/>
    </style:style>
    <style:style style:name="P4" style:family="paragraph" style:parent-style-name="Text_20_body">
      <style:text-properties officeooo:paragraph-rsid="00771dbc"/>
    </style:style>
    <style:style style:name="P5" style:family="paragraph" style:parent-style-name="Text_20_body">
      <style:text-properties officeooo:rsid="007c9fe4" officeooo:paragraph-rsid="007c9fe4"/>
    </style:style>
    <style:style style:name="P6" style:family="paragraph" style:parent-style-name="Text_20_body">
      <style:paragraph-properties fo:margin-left="20mm" fo:margin-right="0mm" fo:text-indent="0mm" style:auto-text-indent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9"/>
    <style:style style:name="P10" style:family="paragraph" style:parent-style-name="Text_20_body" style:list-style-name="L26">
      <style:text-properties officeooo:rsid="00810ad2" officeooo:paragraph-rsid="00810ad2"/>
    </style:style>
    <style:style style:name="P11" style:family="paragraph" style:parent-style-name="Text_20_body" style:list-style-name="L26">
      <style:text-properties officeooo:rsid="007d28ec" officeooo:paragraph-rsid="007d28ec"/>
    </style:style>
    <style:style style:name="P12" style:family="paragraph" style:parent-style-name="Text_20_body" style:list-style-name="L26">
      <style:text-properties officeooo:rsid="007e0684" officeooo:paragraph-rsid="007e0684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rsid="009355ef" officeooo:paragraph-rsid="009355ef"/>
    </style:style>
    <style:style style:name="P15" style:family="paragraph" style:parent-style-name="Text_20_body" style:list-style-name="L26">
      <style:text-properties officeooo:rsid="009689d6" officeooo:paragraph-rsid="009689d6"/>
    </style:style>
    <style:style style:name="P16" style:family="paragraph" style:parent-style-name="Text_20_body" style:list-style-name="L1">
      <style:paragraph-properties fo:margin-left="20mm" fo:margin-right="0mm" fo:text-indent="-6.35mm" style:auto-text-indent="false"/>
    </style:style>
    <style:style style:name="P17" style:family="paragraph" style:parent-style-name="Text_20_body" style:list-style-name="L2">
      <style:paragraph-properties fo:margin-left="20mm" fo:margin-right="0mm" fo:text-indent="-6.35mm" style:auto-text-indent="false"/>
    </style:style>
    <style:style style:name="P18" style:family="paragraph" style:parent-style-name="Text_20_body" style:list-style-name="L10">
      <style:paragraph-properties fo:margin-left="20mm" fo:margin-right="0mm" fo:text-indent="-6.35mm" style:auto-text-indent="false"/>
    </style:style>
    <style:style style:name="P19" style:family="paragraph" style:parent-style-name="Text_20_body" style:list-style-name="L11">
      <style:paragraph-properties fo:margin-left="20mm" fo:margin-right="0mm" fo:text-indent="-6.35mm" style:auto-text-indent="false"/>
    </style:style>
    <style:style style:name="P20" style:family="paragraph" style:parent-style-name="Text_20_body" style:list-style-name="L13">
      <style:paragraph-properties fo:margin-left="20mm" fo:margin-right="0mm" fo:text-indent="-6.35mm" style:auto-text-indent="false"/>
    </style:style>
    <style:style style:name="P21" style:family="paragraph" style:parent-style-name="Text_20_body" style:list-style-name="L14">
      <style:paragraph-properties fo:margin-left="20mm" fo:margin-right="0mm" fo:text-indent="-6.35mm" style:auto-text-indent="false"/>
    </style:style>
    <style:style style:name="P22" style:family="paragraph" style:parent-style-name="Text_20_body" style:list-style-name="L15">
      <style:paragraph-properties fo:margin-left="20mm" fo:margin-right="0mm" fo:text-indent="-6.35mm" style:auto-text-indent="false"/>
    </style:style>
    <style:style style:name="P23" style:family="paragraph" style:parent-style-name="Text_20_body" style:list-style-name="L20">
      <style:paragraph-properties fo:margin-left="20mm" fo:margin-right="0mm" fo:text-align="justify" style:justify-single-word="false" fo:text-indent="-6.35mm" style:auto-text-indent="false"/>
    </style:style>
    <style:style style:name="P24" style:family="paragraph" style:parent-style-name="Text_20_body" style:list-style-name="L22">
      <style:paragraph-properties fo:margin-left="20mm" fo:margin-right="0mm" fo:text-align="justify" style:justify-single-word="false" fo:text-indent="-6.35mm" style:auto-text-indent="false"/>
    </style:style>
    <style:style style:name="P25" style:family="paragraph" style:parent-style-name="Text_20_body" style:list-style-name="L23">
      <style:paragraph-properties fo:margin-left="20mm" fo:margin-right="0mm" fo:text-align="justify" style:justify-single-word="false" fo:text-indent="-6.35mm" style:auto-text-indent="false"/>
    </style:style>
    <style:style style:name="P26" style:family="paragraph" style:parent-style-name="Text_20_body" style:list-style-name="L25">
      <style:paragraph-properties fo:margin-left="20mm" fo:margin-right="0mm" fo:text-align="justify" style:justify-single-word="false" fo:text-indent="-6.35mm" style:auto-text-indent="false"/>
      <style:text-properties officeooo:paragraph-rsid="00771dbc"/>
    </style:style>
    <style:style style:name="P27" style:family="paragraph" style:parent-style-name="Text_20_body" style:list-style-name="L21">
      <style:paragraph-properties fo:margin-left="20mm" fo:margin-right="0mm" fo:text-indent="-6.35mm" style:auto-text-indent="false"/>
    </style:style>
    <style:style style:name="P28" style:family="paragraph" style:parent-style-name="Text_20_body" style:list-style-name="L24">
      <style:paragraph-properties fo:margin-left="20mm" fo:margin-right="0mm" fo:text-indent="-6.35mm" style:auto-text-indent="false"/>
    </style:style>
    <style:style style:name="P29" style:family="paragraph" style:parent-style-name="Text_20_body" style:list-style-name="L25">
      <style:paragraph-properties fo:margin-left="20mm" fo:margin-right="0mm" fo:text-indent="-6.35mm" style:auto-text-indent="false"/>
    </style:style>
    <style:style style:name="P30" style:family="paragraph" style:parent-style-name="Text_20_body" style:list-style-name="L25">
      <style:paragraph-properties fo:margin-left="20mm" fo:margin-right="0mm" fo:text-indent="-6.35mm" style:auto-text-indent="false"/>
      <style:text-properties officeooo:paragraph-rsid="00771dbc"/>
    </style:style>
    <style:style style:name="P31" style:family="paragraph" style:parent-style-name="Text_20_body" style:list-style-name="L25">
      <style:paragraph-properties fo:margin-left="20mm" fo:margin-right="0mm" fo:text-indent="-6.35mm" style:auto-text-indent="false"/>
      <style:text-properties officeooo:paragraph-rsid="00795e13"/>
    </style:style>
    <style:style style:name="P32" style:family="paragraph" style:parent-style-name="Text_20_body" style:list-style-name="L12">
      <style:paragraph-properties fo:margin-left="20mm" fo:margin-right="0mm" fo:text-indent="-6.35mm" style:auto-text-indent="false"/>
      <style:text-properties style:use-window-font-color="true" style:font-name="DejaVu Sans2" fo:font-style="normal" officeooo:rsid="0091ed50" officeooo:paragraph-rsid="0091ed50" fo:background-color="transparent" style:font-style-asian="normal" style:font-style-complex="normal"/>
    </style:style>
    <style:style style:name="P33" style:family="paragraph" style:parent-style-name="Text_20_body" style:list-style-name="L17">
      <style:paragraph-properties fo:margin-left="20mm" fo:margin-right="0mm" fo:text-indent="-6.35mm" style:auto-text-indent="false"/>
      <style:text-properties style:use-window-font-color="true" style:font-name="DejaVu Sans2" fo:font-style="normal" officeooo:rsid="0091ed50" officeooo:paragraph-rsid="0091ed50" fo:background-color="transparent" style:font-style-asian="normal" style:font-style-complex="normal"/>
    </style:style>
    <style:style style:name="P34" style:family="paragraph" style:parent-style-name="Text_20_body" style:list-style-name="L16">
      <style:paragraph-properties fo:margin-left="20mm" fo:margin-right="0mm" fo:text-indent="-6.35mm" style:auto-text-indent="false"/>
      <style:text-properties style:use-window-font-color="true" style:font-name="DejaVu Sans2" fo:font-style="normal" officeooo:rsid="0091ed50" officeooo:paragraph-rsid="0091ed50" fo:background-color="transparent" style:font-style-asian="normal" style:font-style-complex="normal"/>
    </style:style>
    <style:style style:name="P35" style:family="paragraph" style:parent-style-name="Text_20_body" style:list-style-name="L18">
      <style:paragraph-properties fo:margin-left="20mm" fo:margin-right="0mm" fo:text-indent="-6.35mm" style:auto-text-indent="false"/>
      <style:text-properties style:use-window-font-color="true" style:font-name="DejaVu Sans2" fo:font-style="normal" officeooo:rsid="00932e6a" officeooo:paragraph-rsid="00932e6a" fo:background-color="transparent" style:font-style-asian="normal" style:font-style-complex="normal"/>
    </style:style>
    <style:style style:name="P36" style:family="paragraph" style:parent-style-name="Text_20_body" style:list-style-name="L25">
      <style:paragraph-properties fo:margin-left="30mm" fo:margin-right="0mm" fo:text-indent="-6.35mm" style:auto-text-indent="false"/>
      <style:text-properties fo:font-style="italic" officeooo:paragraph-rsid="00771dbc" style:font-style-asian="italic" style:font-style-complex="italic"/>
    </style:style>
    <style:style style:name="P37" style:family="paragraph" style:parent-style-name="Text_20_body" style:list-style-name="L25">
      <style:paragraph-properties fo:margin-left="30mm" fo:margin-right="0mm" fo:text-indent="-6.35mm" style:auto-text-indent="false"/>
      <style:text-properties fo:font-style="italic" officeooo:paragraph-rsid="00795e13" style:font-style-asian="italic" style:font-style-complex="italic"/>
    </style:style>
    <style:style style:name="P38" style:family="paragraph" style:parent-style-name="Text_20_body" style:list-style-name="L10">
      <style:paragraph-properties fo:margin-left="30mm" fo:margin-right="0mm" fo:text-indent="-6.35mm" style:auto-text-indent="false"/>
    </style:style>
    <style:style style:name="P39" style:family="paragraph" style:parent-style-name="Text_20_body" style:list-style-name="L26">
      <style:paragraph-properties fo:margin-left="30mm" fo:margin-right="0mm" fo:text-indent="-6.35mm" style:auto-text-indent="false"/>
      <style:text-properties officeooo:rsid="007d28ec" officeooo:paragraph-rsid="007d28ec"/>
    </style:style>
    <style:style style:name="P40" style:family="paragraph" style:parent-style-name="Text_20_body" style:list-style-name="L26">
      <style:paragraph-properties fo:margin-left="30mm" fo:margin-right="0mm" fo:text-indent="-6.35mm" style:auto-text-indent="false"/>
      <style:text-properties officeooo:rsid="009689d6" officeooo:paragraph-rsid="009689d6"/>
    </style:style>
    <style:style style:name="P41" style:family="paragraph" style:parent-style-name="Text_20_body" style:list-style-name="L26">
      <style:paragraph-properties fo:margin-left="30mm" fo:margin-right="0mm" fo:text-indent="-6.35mm" style:auto-text-indent="false"/>
      <style:text-properties officeooo:paragraph-rsid="007d28ec"/>
    </style:style>
    <style:style style:name="P42" style:family="paragraph" style:parent-style-name="Text_20_body" style:list-style-name="L26">
      <style:paragraph-properties fo:margin-left="30mm" fo:margin-right="0mm" fo:text-indent="-6.35mm" style:auto-text-indent="false"/>
      <style:text-properties officeooo:rsid="007d5703" officeooo:paragraph-rsid="007d5703"/>
    </style:style>
    <style:style style:name="P43" style:family="paragraph" style:parent-style-name="Text_20_body" style:list-style-name="L26">
      <style:paragraph-properties fo:margin-left="30mm" fo:margin-right="0mm" fo:text-indent="-6.35mm" style:auto-text-indent="false"/>
      <style:text-properties officeooo:rsid="007d5a8a" officeooo:paragraph-rsid="007d5a8a"/>
    </style:style>
    <style:style style:name="P44" style:family="paragraph" style:parent-style-name="Text_20_body" style:list-style-name="L26">
      <style:paragraph-properties fo:margin-left="30mm" fo:margin-right="0mm" fo:text-indent="-6.35mm" style:auto-text-indent="false"/>
      <style:text-properties officeooo:rsid="007e0684" officeooo:paragraph-rsid="007e0684"/>
    </style:style>
    <style:style style:name="P45" style:family="paragraph" style:parent-style-name="Text_20_body" style:list-style-name="L6">
      <style:paragraph-properties fo:margin-left="30mm" fo:margin-right="0mm" fo:text-indent="-6.35mm" style:auto-text-indent="false" fo:background-color="transparent">
        <style:background-image/>
      </style:paragraph-properties>
      <style:text-properties style:use-window-font-color="true" style:font-name="DejaVu Sans2" fo:font-style="normal" officeooo:rsid="0091ed50" officeooo:paragraph-rsid="0091ed50" fo:background-color="transparent" style:font-style-asian="normal" style:font-style-complex="normal"/>
    </style:style>
    <style:style style:name="P46" style:family="paragraph" style:parent-style-name="Text_20_body" style:list-style-name="L7">
      <style:paragraph-properties fo:margin-left="30mm" fo:margin-right="0mm" fo:text-indent="-6.35mm" style:auto-text-indent="false" fo:background-color="transparent">
        <style:background-image/>
      </style:paragraph-properties>
      <style:text-properties style:use-window-font-color="true" style:font-name="DejaVu Sans2" fo:font-style="normal" officeooo:rsid="0091ed50" officeooo:paragraph-rsid="0091ed50" fo:background-color="transparent" style:font-style-asian="normal" style:font-style-complex="normal"/>
    </style:style>
    <style:style style:name="P47" style:family="paragraph" style:parent-style-name="Text_20_body" style:list-style-name="L8">
      <style:paragraph-properties fo:margin-left="30mm" fo:margin-right="0mm" fo:text-indent="-6.35mm" style:auto-text-indent="false" fo:background-color="transparent">
        <style:background-image/>
      </style:paragraph-properties>
      <style:text-properties style:font-name="DejaVu Sans2" fo:font-style="normal" officeooo:rsid="0091ed50" officeooo:paragraph-rsid="0091ed50" fo:background-color="transparent" style:font-style-asian="normal" style:font-style-complex="normal"/>
    </style:style>
    <style:style style:name="P48" style:family="paragraph" style:parent-style-name="Text_20_body" style:list-style-name="Numbering_20_1">
      <style:paragraph-properties fo:margin-left="30mm" fo:margin-right="0mm" fo:text-indent="-4.99mm" style:auto-text-indent="false"/>
      <style:text-properties style:use-window-font-color="true" fo:font-style="normal" officeooo:rsid="007d28ec" officeooo:paragraph-rsid="007d28ec" fo:background-color="transparent" style:font-style-asian="normal" style:font-style-complex="normal"/>
    </style:style>
    <style:style style:name="P49" style:family="paragraph" style:parent-style-name="Text_20_body" style:list-style-name="Numbering_20_1">
      <style:paragraph-properties fo:margin-left="30mm" fo:margin-right="0mm" fo:text-indent="-4.99mm" style:auto-text-indent="false"/>
      <style:text-properties style:use-window-font-color="true" fo:font-style="normal" officeooo:paragraph-rsid="007d28ec" fo:background-color="transparent" style:font-style-asian="normal" style:font-style-complex="normal"/>
    </style:style>
    <style:style style:name="P50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DejaVu Sans2" fo:font-style="normal" officeooo:rsid="0095c1e9" officeooo:paragraph-rsid="0095c1e9" fo:background-color="transparent" style:font-style-asian="normal" style:font-style-complex="normal"/>
    </style:style>
    <style:style style:name="P51" style:family="paragraph" style:parent-style-name="Heading_20_1">
      <style:text-properties officeooo:paragraph-rsid="0032f5f7"/>
    </style:style>
    <style:style style:name="P52" style:family="paragraph" style:parent-style-name="Heading_20_1">
      <style:text-properties officeooo:paragraph-rsid="0067eefe"/>
    </style:style>
    <style:style style:name="P53" style:family="paragraph" style:parent-style-name="Heading_20_1">
      <style:text-properties officeooo:paragraph-rsid="006ce287"/>
    </style:style>
    <style:style style:name="P54" style:family="paragraph" style:parent-style-name="Heading_20_1">
      <style:text-properties officeooo:paragraph-rsid="0091ed50"/>
    </style:style>
    <style:style style:name="P55" style:family="paragraph" style:parent-style-name="Heading_20_1">
      <style:text-properties style:use-window-font-color="true" fo:font-style="normal" fo:background-color="transparent" style:font-style-asian="normal" style:font-style-complex="normal"/>
    </style:style>
    <style:style style:name="P56" style:family="paragraph" style:parent-style-name="Heading_20_1" style:list-style-name="Numbering_20_1">
      <style:paragraph-properties fo:break-before="page"/>
      <style:text-properties fo:color="#000000" fo:font-size="14pt" style:font-size-asian="14pt" style:font-size-complex="14pt"/>
    </style:style>
    <style:style style:name="P57" style:family="paragraph" style:parent-style-name="Heading_20_1" style:list-style-name="Numbering_20_1" style:master-page-name="">
      <style:paragraph-properties fo:margin-left="4.99mm" fo:margin-right="0mm" fo:margin-top="0mm" fo:margin-bottom="4.99mm" style:contextual-spacing="false" fo:keep-together="always" fo:orphans="2" fo:widows="2" fo:text-indent="-4.99mm" style:auto-text-indent="false" style:page-number="auto" fo:background-color="transparent" style:shadow="none" fo:keep-with-next="always" style:writing-mode="lr-tb">
        <style:tab-stops/>
        <style:background-image/>
      </style:paragraph-properties>
    </style:style>
    <style:style style:name="P58" style:family="paragraph" style:parent-style-name="Heading_20_2">
      <style:text-properties officeooo:paragraph-rsid="004faf72"/>
    </style:style>
    <style:style style:name="P59" style:family="paragraph" style:parent-style-name="Heading_20_2">
      <style:text-properties officeooo:paragraph-rsid="00571ba3"/>
    </style:style>
    <style:style style:name="P60" style:family="paragraph" style:parent-style-name="Heading_20_2">
      <style:text-properties officeooo:paragraph-rsid="00604201"/>
    </style:style>
    <style:style style:name="P61" style:family="paragraph" style:parent-style-name="Heading_20_2">
      <style:text-properties officeooo:paragraph-rsid="007c9fe4"/>
    </style:style>
    <style:style style:name="P62" style:family="paragraph" style:parent-style-name="Heading_20_2">
      <style:text-properties style:use-window-font-color="true" style:font-name="DejaVu Sans2" fo:font-style="normal" officeooo:rsid="009355ef" officeooo:paragraph-rsid="009355ef" fo:background-color="transparent" style:font-style-asian="normal" style:font-style-complex="normal"/>
    </style:style>
    <style:style style:name="P63" style:family="paragraph" style:parent-style-name="Heading_20_2" style:list-style-name="Numbering_20_1">
      <style:paragraph-properties fo:margin-left="10mm" fo:margin-right="0mm" fo:text-indent="-4.99mm" style:auto-text-indent="false"/>
    </style:style>
    <style:style style:name="P64" style:family="paragraph" style:parent-style-name="Heading_20_3" style:list-style-name="L19">
      <style:paragraph-properties fo:text-align="justify" style:justify-single-word="false"/>
      <style:text-properties officeooo:paragraph-rsid="006026f7"/>
    </style:style>
    <style:style style:name="P65" style:family="paragraph" style:parent-style-name="Heading_20_3" style:list-style-name="L19">
      <style:paragraph-properties fo:text-align="justify" style:justify-single-word="false"/>
      <style:text-properties style:use-window-font-color="true" fo:font-style="normal" officeooo:paragraph-rsid="006026f7" fo:background-color="transparent" style:font-style-asian="normal" style:font-style-complex="normal"/>
    </style:style>
    <style:style style:name="P66" style:family="paragraph" style:parent-style-name="Heading_20_3">
      <style:paragraph-properties fo:margin-left="20mm" fo:margin-right="0mm" fo:text-indent="-4.99mm" style:auto-text-indent="false"/>
    </style:style>
    <style:style style:name="P67" style:family="paragraph" style:parent-style-name="Heading_20_3">
      <style:paragraph-properties fo:margin-left="20mm" fo:margin-right="0mm" fo:text-indent="-4.99mm" style:auto-text-indent="false"/>
      <style:text-properties officeooo:paragraph-rsid="005df081"/>
    </style:style>
    <style:style style:name="P68" style:family="paragraph" style:parent-style-name="Heading_20_3">
      <style:paragraph-properties fo:margin-left="20mm" fo:margin-right="0mm" fo:text-indent="-4.99mm" style:auto-text-indent="false"/>
      <style:text-properties officeooo:paragraph-rsid="005fa3da"/>
    </style:style>
    <style:style style:name="P69" style:family="paragraph" style:parent-style-name="Heading_20_3">
      <style:paragraph-properties fo:margin-left="20mm" fo:margin-right="0mm" fo:text-indent="-4.99mm" style:auto-text-indent="false"/>
      <style:text-properties officeooo:paragraph-rsid="00618fb2"/>
    </style:style>
    <style:style style:name="P70" style:family="paragraph" style:parent-style-name="Heading_20_3">
      <style:paragraph-properties fo:margin-left="20mm" fo:margin-right="0mm" fo:text-align="justify" style:justify-single-word="false" fo:text-indent="-4.99mm" style:auto-text-indent="false"/>
      <style:text-properties officeooo:paragraph-rsid="006383dd"/>
    </style:style>
    <style:style style:name="P71" style:family="paragraph" style:parent-style-name="Heading_20_3">
      <style:paragraph-properties fo:margin-left="20mm" fo:margin-right="0mm" fo:text-align="justify" style:justify-single-word="false" fo:text-indent="-4.99mm" style:auto-text-indent="false"/>
      <style:text-properties officeooo:paragraph-rsid="006551b4"/>
    </style:style>
    <style:style style:name="P72" style:family="paragraph" style:parent-style-name="Heading_20_3" style:list-style-name="Numbering_20_1">
      <style:paragraph-properties fo:margin-left="20mm" fo:margin-right="0mm" fo:text-align="justify" style:justify-single-word="false" fo:text-indent="-4.99mm" style:auto-text-indent="false"/>
      <style:text-properties officeooo:paragraph-rsid="006551b4"/>
    </style:style>
    <style:style style:name="P73" style:family="paragraph" style:parent-style-name="Heading_20_3">
      <style:paragraph-properties fo:margin-left="20mm" fo:margin-right="0mm" fo:text-indent="-4.99mm" style:auto-text-indent="false"/>
      <style:text-properties officeooo:paragraph-rsid="007c9fe4"/>
    </style:style>
    <style:style style:name="P74" style:family="paragraph" style:parent-style-name="Heading_20_3">
      <style:paragraph-properties fo:margin-left="20mm" fo:margin-right="0mm" fo:text-indent="-4.99mm" style:auto-text-indent="false"/>
      <style:text-properties style:use-window-font-color="true" style:font-name="DejaVu Sans2" fo:font-style="normal" officeooo:rsid="00932e6a" officeooo:paragraph-rsid="00932e6a" fo:background-color="transparent" style:font-style-asian="normal" style:font-style-complex="normal"/>
    </style:style>
    <style:style style:name="P75" style:family="paragraph" style:parent-style-name="Heading_20_3" style:list-style-name="Numbering_20_1">
      <style:paragraph-properties fo:margin-left="20mm" fo:margin-right="0mm" fo:text-indent="-4.99mm" style:auto-text-indent="false"/>
      <style:text-properties style:use-window-font-color="true" style:font-name="DejaVu Sans2" fo:font-style="normal" officeooo:rsid="00932e6a" officeooo:paragraph-rsid="00932e6a" fo:background-color="transparent" style:font-style-asian="normal" style:font-style-complex="normal"/>
    </style:style>
    <style:style style:name="P76" style:family="paragraph" style:parent-style-name="Heading_20_3" style:list-style-name="Numbering_20_1">
      <style:paragraph-properties fo:margin-left="20mm" fo:margin-right="0mm" fo:text-indent="-4.99mm" style:auto-text-indent="false"/>
      <style:text-properties style:use-window-font-color="true" style:font-name="DejaVu Sans2" fo:font-style="normal" officeooo:rsid="009355ef" officeooo:paragraph-rsid="009355ef" fo:background-color="transparent" style:font-style-asian="normal" style:font-style-complex="normal"/>
    </style:style>
    <style:style style:name="P77" style:family="paragraph" style:parent-style-name="Heading_20_3">
      <style:paragraph-properties fo:margin-left="20mm" fo:margin-right="0mm" fo:text-indent="-4.99mm" style:auto-text-indent="false"/>
      <style:text-properties style:use-window-font-color="true" fo:font-style="normal" officeooo:paragraph-rsid="007c9fe4" fo:background-color="transparent" style:font-style-asian="normal" style:font-style-complex="normal"/>
    </style:style>
    <style:style style:name="P78" style:family="paragraph" style:parent-style-name="Heading_20_3" style:list-style-name="">
      <style:paragraph-properties fo:margin-left="30mm" fo:margin-right="0mm" fo:text-indent="-4.99mm" style:auto-text-indent="false"/>
      <style:text-properties officeooo:paragraph-rsid="005df081"/>
    </style:style>
    <style:style style:name="P79" style:family="paragraph" style:parent-style-name="Heading_20_3" style:list-style-name="">
      <style:paragraph-properties fo:margin-left="30mm" fo:margin-right="0mm" fo:text-align="justify" style:justify-single-word="false" fo:text-indent="-4.99mm" style:auto-text-indent="false"/>
      <style:text-properties officeooo:paragraph-rsid="005fa3da"/>
    </style:style>
    <style:style style:name="P80" style:family="paragraph" style:parent-style-name="Heading_20_3" style:list-style-name="">
      <style:paragraph-properties fo:margin-left="30mm" fo:margin-right="0mm" fo:text-align="justify" style:justify-single-word="false" fo:text-indent="-4.99mm" style:auto-text-indent="false"/>
      <style:text-properties officeooo:paragraph-rsid="009355ef"/>
    </style:style>
    <style:style style:name="P81" style:family="paragraph" style:parent-style-name="Heading_20_3">
      <style:paragraph-properties fo:margin-left="30mm" fo:margin-right="0mm" fo:text-align="justify" style:justify-single-word="false" fo:text-indent="-4.99mm" style:auto-text-indent="false"/>
      <style:text-properties officeooo:paragraph-rsid="006551b4"/>
    </style:style>
    <style:style style:name="P82" style:family="paragraph" style:parent-style-name="Heading_20_3" style:list-style-name="Numbering_20_1">
      <style:paragraph-properties fo:margin-left="30mm" fo:margin-right="0mm" fo:text-align="justify" style:justify-single-word="false" fo:text-indent="-4.99mm" style:auto-text-indent="false"/>
      <style:text-properties officeooo:paragraph-rsid="006551b4"/>
    </style:style>
    <style:style style:name="P83" style:family="paragraph" style:parent-style-name="Heading_20_3" style:list-style-name="Numbering_20_1">
      <style:paragraph-properties fo:margin-left="30mm" fo:margin-right="0mm" fo:text-align="justify" style:justify-single-word="false" fo:text-indent="-4.99mm" style:auto-text-indent="false"/>
      <style:text-properties officeooo:rsid="006551b4" officeooo:paragraph-rsid="006551b4"/>
    </style:style>
    <style:style style:name="P84" style:family="paragraph" style:parent-style-name="Heading_20_3">
      <style:paragraph-properties fo:margin-left="40.01mm" fo:margin-right="0mm" fo:text-indent="-4.99mm" style:auto-text-indent="false"/>
      <style:text-properties officeooo:paragraph-rsid="005df081"/>
    </style:style>
    <style:style style:name="P85" style:family="paragraph" style:parent-style-name="Heading_20_3">
      <style:paragraph-properties fo:margin-left="40.01mm" fo:margin-right="0mm" fo:text-indent="-4.99mm" style:auto-text-indent="false"/>
      <style:text-properties officeooo:paragraph-rsid="005e1683"/>
    </style:style>
    <style:style style:name="P86" style:family="paragraph" style:parent-style-name="Heading_20_3" style:list-style-name="L19">
      <style:paragraph-properties fo:margin-left="60.01mm" fo:margin-right="0mm" fo:text-align="justify" style:justify-single-word="false" fo:text-indent="-6.35mm" style:auto-text-indent="false"/>
      <style:text-properties officeooo:paragraph-rsid="006026f7"/>
    </style:style>
    <style:style style:name="P87" style:family="paragraph" style:parent-style-name="Heading_20_3" style:list-style-name="L19">
      <style:paragraph-properties fo:margin-left="60.01mm" fo:margin-right="0mm" fo:text-align="justify" style:justify-single-word="false" fo:text-indent="-6.35mm" style:auto-text-indent="false"/>
      <style:text-properties officeooo:rsid="006026f7" officeooo:paragraph-rsid="006026f7"/>
    </style:style>
    <style:style style:name="P88" style:family="paragraph" style:parent-style-name="Heading_20_3" style:list-style-name="L19">
      <style:paragraph-properties fo:margin-left="60.01mm" fo:margin-right="0mm" fo:text-align="justify" style:justify-single-word="false" fo:text-indent="-6.35mm" style:auto-text-indent="false"/>
      <style:text-properties officeooo:rsid="006026f7" officeooo:paragraph-rsid="00989d75"/>
    </style:style>
    <style:style style:name="P89" style:family="paragraph" style:parent-style-name="Heading_20_3" style:list-style-name="L19">
      <style:paragraph-properties fo:margin-left="60.01mm" fo:margin-right="0mm" fo:text-align="justify" style:justify-single-word="false" fo:text-indent="-6.35mm" style:auto-text-indent="false"/>
      <style:text-properties style:use-window-font-color="true" fo:font-style="normal" officeooo:paragraph-rsid="006026f7" fo:background-color="transparent" style:font-style-asian="normal" style:font-style-complex="normal"/>
    </style:style>
    <style:style style:name="P90" style:family="paragraph" style:parent-style-name="Heading_20_3" style:list-style-name="L19">
      <style:paragraph-properties fo:margin-left="60.01mm" fo:margin-right="0mm" fo:text-align="justify" style:justify-single-word="false" fo:text-indent="-6.35mm" style:auto-text-indent="false"/>
      <style:text-properties style:use-window-font-color="true" fo:font-style="normal" officeooo:paragraph-rsid="00989d75" fo:background-color="transparent" style:font-style-asian="normal" style:font-style-complex="normal"/>
    </style:style>
    <style:style style:name="P91" style:family="paragraph" style:parent-style-name="Header">
      <style:paragraph-properties fo:text-align="center" style:justify-single-word="false" style:border-line-width-bottom="1.06mm 0.26mm 0.26mm" fo:padding-left="0mm" fo:padding-right="0mm" fo:padding-top="0mm" fo:padding-bottom="0.35mm" fo:border-left="none" fo:border-right="none" fo:border-top="none" fo:border-bottom="4.51pt double #622423"/>
      <style:text-properties style:font-name="MathJax_Typewriter" fo:font-size="16pt" style:font-size-asian="16pt" style:font-size-complex="16pt"/>
    </style:style>
    <style:style style:name="P92" style:family="paragraph" style:parent-style-name="Footer">
      <style:text-properties style:font-name="MathJax_Typewriter"/>
    </style:style>
    <style:style style:name="P93" style:family="paragraph" style:parent-style-name="Title" style:list-style-name="" style:master-page-name="Standard">
      <style:paragraph-properties fo:margin-left="0mm" fo:margin-right="0mm" fo:margin-top="100.01mm" fo:margin-bottom="0mm" style:contextual-spacing="false" fo:text-align="center" style:justify-single-word="false" fo:text-indent="0mm" style:auto-text-indent="false" style:page-number="auto" fo:break-before="auto" fo:break-after="auto" fo:background-color="transparent" style:vertical-align="middle">
        <style:tab-stops/>
        <style:drop-cap/>
        <style:background-image/>
      </style:paragraph-properties>
      <style:text-properties style:font-name="MathJax_Typewriter" fo:font-size="32pt" officeooo:paragraph-rsid="008dfba9" style:font-size-asian="32pt" style:font-size-complex="32pt"/>
    </style:style>
    <style:style style:name="P94" style:family="paragraph" style:parent-style-name="Title" style:list-style-name="">
      <style:paragraph-properties fo:margin-top="100.01mm" fo:margin-bottom="0mm" style:contextual-spacing="false" fo:text-align="center" style:justify-single-word="false" fo:break-before="page"/>
      <style:text-properties fo:color="#000000" style:font-name="DejaVu Sans2" fo:font-size="8pt" fo:font-weight="normal" officeooo:rsid="0031fe4c" officeooo:paragraph-rsid="0031fe4c" style:font-size-asian="8pt" style:font-weight-asian="normal" style:font-size-complex="8pt" style:font-weight-complex="normal"/>
    </style:style>
    <style:style style:name="P95" style:family="paragraph">
      <style:paragraph-properties fo:text-align="center"/>
    </style:style>
    <style:style style:name="T1" style:family="text">
      <style:text-properties style:font-name="DejaVu Sans2" officeooo:rsid="0095c1e9"/>
    </style:style>
    <style:style style:name="T2" style:family="text">
      <style:text-properties style:font-name="DejaVu Sans2" officeooo:rsid="006026f7"/>
    </style:style>
    <style:style style:name="T3" style:family="text">
      <style:text-properties style:font-name="DejaVu Sans2" officeooo:rsid="00989d75"/>
    </style:style>
    <style:style style:name="T4" style:family="text">
      <style:text-properties fo:color="#000000" style:font-name="DejaVu Sans1" fo:font-size="15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DejaVu Sans1" fo:font-size="15pt" fo:font-weight="bold" officeooo:rsid="00669866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officeooo:rsid="00366518"/>
    </style:style>
    <style:style style:name="T7" style:family="text">
      <style:text-properties officeooo:rsid="005cb3e9"/>
    </style:style>
    <style:style style:name="T8" style:family="text">
      <style:text-properties officeooo:rsid="005df081"/>
    </style:style>
    <style:style style:name="T9" style:family="text">
      <style:text-properties officeooo:rsid="005fa3da"/>
    </style:style>
    <style:style style:name="T10" style:family="text">
      <style:text-properties officeooo:rsid="006026f7"/>
    </style:style>
    <style:style style:name="T11" style:family="text">
      <style:text-properties officeooo:rsid="006551b4"/>
    </style:style>
    <style:style style:name="T12" style:family="text">
      <style:text-properties officeooo:rsid="0067eefe"/>
    </style:style>
    <style:style style:name="T13" style:family="text">
      <style:text-properties officeooo:rsid="00686974"/>
    </style:style>
    <style:style style:name="T14" style:family="text">
      <style:text-properties officeooo:rsid="006c56f0"/>
    </style:style>
    <style:style style:name="T15" style:family="text">
      <style:text-properties officeooo:rsid="006ce287"/>
    </style:style>
    <style:style style:name="T16" style:family="text">
      <style:text-properties officeooo:rsid="00714b20"/>
    </style:style>
    <style:style style:name="T17" style:family="text">
      <style:text-properties officeooo:rsid="007384c7"/>
    </style:style>
    <style:style style:name="T18" style:family="text">
      <style:text-properties officeooo:rsid="0076a112"/>
    </style:style>
    <style:style style:name="T19" style:family="text">
      <style:text-properties officeooo:rsid="00771dbc"/>
    </style:style>
    <style:style style:name="T20" style:family="text">
      <style:text-properties officeooo:rsid="007c9fe4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54pt" officeooo:rsid="008dfba9" style:font-size-asian="54pt" style:font-size-complex="54pt"/>
    </style:style>
    <style:style style:name="T23" style:family="text">
      <style:text-properties officeooo:rsid="0091ed50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font-name="DejaVu Sans2" fo:font-style="normal" officeooo:rsid="009355ef" fo:background-color="transparent" loext:char-shading-value="0" style:font-style-asian="normal" style:font-style-complex="normal"/>
    </style:style>
    <style:style style:name="T26" style:family="text">
      <style:text-properties style:use-window-font-color="true" style:font-name="DejaVu Sans2" fo:font-style="normal" officeooo:rsid="00989d75" fo:background-color="transparent" loext:char-shading-value="0" style:font-style-asian="normal" style:font-style-complex="normal"/>
    </style:style>
    <style:style style:name="T27" style:family="text">
      <style:text-properties style:use-window-font-color="true" fo:font-style="normal" fo:background-color="transparent" loext:char-shading-value="0" style:font-style-asian="normal" style:font-style-complex="normal"/>
    </style:style>
    <style:style style:name="T28" style:family="text">
      <style:text-properties officeooo:rsid="009355ef"/>
    </style:style>
    <style:style style:name="T29" style:family="text">
      <style:text-properties officeooo:rsid="0094bc50"/>
    </style:style>
    <style:style style:name="T30" style:family="text">
      <style:text-properties officeooo:rsid="0095c1e9"/>
    </style:style>
    <style:style style:name="T31" style:family="text">
      <style:text-properties officeooo:rsid="007d28ec"/>
    </style:style>
    <style:style style:name="T32" style:family="text">
      <style:text-properties officeooo:rsid="00989d75"/>
    </style:style>
    <style:style style:name="T33" style:family="text">
      <style:text-properties officeooo:rsid="008d450c"/>
    </style:style>
    <style:style style:name="T34" style:family="text">
      <style:text-properties officeooo:rsid="00197334"/>
    </style:style>
    <style:style style:name="T35" style:family="text">
      <style:text-properties style:font-name-complex="Times New Roman1"/>
    </style:style>
    <style:style style:name="T36" style:family="text">
      <style:text-properties officeooo:rsid="001ca9c8" style:font-name-complex="Times New Roman1"/>
    </style:style>
    <style:style style:name="T37" style:family="text">
      <style:text-properties officeooo:rsid="009a524e"/>
    </style:style>
    <style:style style:name="T38" style:family="text">
      <style:text-properties fo:font-size="26pt" officeooo:rsid="009a524e" style:font-size-asian="26pt" style:font-size-complex="26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4pt" officeooo:rsid="009a524e" style:font-size-asian="24pt" style:font-size-complex="24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font-size="22pt" officeooo:rsid="009a524e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2.7mm" fo:text-indent="-6.35mm" fo:margin-left="3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9.05mm" fo:text-indent="-6.35mm" fo:margin-left="3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5.4mm" fo:text-indent="-6.35mm" fo:margin-left="4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1.75mm" fo:text-indent="-6.35mm" fo:margin-left="5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8.1mm" fo:text-indent="-6.35mm" fo:margin-left="5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4.45mm" fo:text-indent="-6.35mm" fo:margin-left="6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0.8mm" fo:text-indent="-6.35mm" fo:margin-left="7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7.15mm" fo:text-indent="-6.35mm" fo:margin-left="7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3.5mm" fo:text-indent="-6.35mm" fo:margin-left="8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9.85mm" fo:text-indent="-6.35mm" fo:margin-left="8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2.7mm" fo:text-indent="-6.35mm" fo:margin-left="3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9.05mm" fo:text-indent="-6.35mm" fo:margin-left="3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5.4mm" fo:text-indent="-6.35mm" fo:margin-left="4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1.75mm" fo:text-indent="-6.35mm" fo:margin-left="5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8.1mm" fo:text-indent="-6.35mm" fo:margin-left="5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4.45mm" fo:text-indent="-6.35mm" fo:margin-left="6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0.8mm" fo:text-indent="-6.35mm" fo:margin-left="7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7.15mm" fo:text-indent="-6.35mm" fo:margin-left="7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3.5mm" fo:text-indent="-6.35mm" fo:margin-left="8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9.85mm" fo:text-indent="-6.35mm" fo:margin-left="8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2.7mm" fo:text-indent="-6.35mm" fo:margin-left="3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9.05mm" fo:text-indent="-6.35mm" fo:margin-left="3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5.4mm" fo:text-indent="-6.35mm" fo:margin-left="4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1.75mm" fo:text-indent="-6.35mm" fo:margin-left="5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8.1mm" fo:text-indent="-6.35mm" fo:margin-left="5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4.45mm" fo:text-indent="-6.35mm" fo:margin-left="6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0.8mm" fo:text-indent="-6.35mm" fo:margin-left="7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7.15mm" fo:text-indent="-6.35mm" fo:margin-left="7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3.5mm" fo:text-indent="-6.35mm" fo:margin-left="8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9.85mm" fo:text-indent="-6.35mm" fo:margin-left="8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7.71mm" fo:text-indent="-6.35mm" fo:margin-left="37.71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4.06mm" fo:text-indent="-6.35mm" fo:margin-left="44.0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0.41mm" fo:text-indent="-6.35mm" fo:margin-left="50.4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6.76mm" fo:text-indent="-6.35mm" fo:margin-left="56.7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3.11mm" fo:text-indent="-6.35mm" fo:margin-left="63.1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9.46mm" fo:text-indent="-6.35mm" fo:margin-left="69.4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5.81mm" fo:text-indent="-6.35mm" fo:margin-left="75.8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2.16mm" fo:text-indent="-6.35mm" fo:margin-left="82.1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8.51mm" fo:text-indent="-6.35mm" fo:margin-left="88.5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4.86mm" fo:text-indent="-6.35mm" fo:margin-left="94.86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solid" svg:stroke-width="0mm" svg:stroke-color="#4f81bd" draw:stroke-linejoin="round" draw:fill="solid" draw:fill-color="#4bacc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<text:span text:style-name="T21">A</text:span>nalyse <text:span text:style-name="T22">F</text:span>onctionnelle<text:line-break/>et <text:span text:style-name="T22">T</text:span>echnique<text:line-break/><text:span text:style-name="T41"><text:line-break/></text:span><text:line-break/><text:span text:style-name="T42">Uncanny | Cédric CHERDEL</text:span></text:h>
      <text:h text:style-name="P94" text:outline-level="1"><text:bookmark-start text:name="__RefHeading__6251_2002423786"/>Cette page est intentionnellement blanche<text:bookmark-end text:name="__RefHeading__6251_2002423786"/></text:h>
      <text:list xml:id="list4465576963618206063" text:style-name="Numbering_20_1">
        <text:list-item>
          <text:h text:style-name="P56" text:outline-level="1"><text:bookmark-start text:name="__RefHeading__5833_2002423786"/>Introduction<text:bookmark-end text:name="__RefHeading__5833_2002423786"/></text:h>
        </text:list-item>
      </text:list>
      <text:p text:style-name="P1">Le cahier des charges est réalisé par la Maitrise d’ouvrage, Uncanny et est consolidé par Stéphane FEUGA. Son objectif est de formuler le besoin du site internet pour l'association Uncanny.</text:p>
      <text:list xml:id="list170623594435213" text:continue-numbering="true" text:style-name="Numbering_20_1">
        <text:list-item>
          <text:h text:style-name="P51" text:outline-level="1"><text:bookmark-start text:name="__RefHeading__5835_2002423786"/>Les acteurs du projet<text:bookmark-end text:name="__RefHeading__5835_2002423786"/></text:h>
          <text:list>
            <text:list-item>
              <text:h text:style-name="P63" text:outline-level="3"><text:bookmark-start text:name="__RefHeading__5837_2002423786"/>La MOA (Maitrise d’ouvrage)<text:bookmark-end text:name="__RefHeading__5837_2002423786"/></text:h>
            </text:list-item>
          </text:list>
        </text:list-item>
      </text:list>
      <text:list xml:id="list4056942233390152038" text:style-name="L1">
        <text:list-item>
          <text:p text:style-name="P16">Uncanny (Cédric CHERDEL)</text:p>
        </text:list-item>
      </text:list>
      <text:list xml:id="list170623876015236" text:continue-list="list170623594435213" text:style-name="Numbering_20_1">
        <text:list-item>
          <text:list>
            <text:list-item>
              <text:h text:style-name="Heading_20_2" text:outline-level="3"><text:bookmark-start text:name="__RefHeading__5839_2002423786"/>La MOE (Maitrise d’œuvre)<text:bookmark-end text:name="__RefHeading__5839_2002423786"/></text:h>
            </text:list-item>
          </text:list>
        </text:list-item>
      </text:list>
      <text:list xml:id="list5059530680236475104" text:style-name="L2">
        <text:list-item>
          <text:p text:style-name="P17">Stéphane FEUGA</text:p>
        </text:list-item>
      </text:list>
      <text:list xml:id="list170624112453107" text:continue-list="list170623876015236" text:style-name="Numbering_20_1">
        <text:list-item>
          <text:list>
            <text:list-item>
              <text:h text:style-name="Heading_20_2" text:outline-level="3"><text:bookmark-start text:name="__RefHeading__5841_2002423786"/>Les rôles des acteurs<text:bookmark-end text:name="__RefHeading__5841_2002423786"/></text:h>
              <text:list>
                <text:list-item>
                  <text:h text:style-name="P66" text:outline-level="3"><text:bookmark-start text:name="__RefHeading__5843_2002423786"/>Le rôle du client MOA<text:bookmark-end text:name="__RefHeading__5843_2002423786"/></text:h>
                </text:list-item>
              </text:list>
            </text:list-item>
          </text:list>
        </text:list-item>
      </text:list>
      <text:p text:style-name="P6">Son rôle sera de :</text:p>
      <text:list xml:id="list2091651393883525821" text:style-name="L3">
        <text:list-item>
          <text:p text:style-name="P7">Répondre aux questions,</text:p>
        </text:list-item>
        <text:list-item>
          <text:p text:style-name="P7">Valider les propositions fonctionnelles et techniques,</text:p>
        </text:list-item>
        <text:list-item>
          <text:p text:style-name="P7">Valider les livrables des différentes phases du projet.</text:p>
        </text:list-item>
      </text:list>
      <text:list xml:id="list170622197162418" text:continue-list="list170624112453107" text:style-name="Numbering_20_1">
        <text:list-item>
          <text:list>
            <text:list-item>
              <text:list>
                <text:list-item>
                  <text:h text:style-name="P66" text:outline-level="3"><text:bookmark-start text:name="__RefHeading__5845_2002423786"/>Le rôle du maître d’œuvre<text:bookmark-end text:name="__RefHeading__5845_2002423786"/></text:h>
                </text:list-item>
              </text:list>
            </text:list-item>
          </text:list>
        </text:list-item>
      </text:list>
      <text:p text:style-name="P6">Le rôle du prestataire consiste à :</text:p>
      <text:list xml:id="list7527147117620483135" text:style-name="L4">
        <text:list-item>
          <text:p text:style-name="P8">Proposer des solutions graphiques, ergonomiques, techniques, d'interface administration et de contenus,</text:p>
        </text:list-item>
        <text:list-item>
          <text:p text:style-name="P8">Concevoir l'identité visuelle de l’application,</text:p>
        </text:list-item>
        <text:list-item>
          <text:p text:style-name="P8">Reprendre les informations fournies par le client,</text:p>
        </text:list-item>
        <text:list-item>
          <text:p text:style-name="P8">Concevoir et réaliser le site internet,</text:p>
        </text:list-item>
        <text:list-item>
          <text:p text:style-name="P8">Proposer un planning de réalisation en accord avec le client,</text:p>
        </text:list-item>
        <text:list-item>
          <text:p text:style-name="P8">Respecter le délai de mise à disposition de la solution,</text:p>
        </text:list-item>
        <text:list-item>
          <text:p text:style-name="P8">Assurer l'évolution possible de la solution après lancement,</text:p>
        </text:list-item>
        <text:list-item>
          <text:p text:style-name="P8">Assurer un support technique.</text:p>
        </text:list-item>
      </text:list>
      <text:list xml:id="list170623923272795" text:continue-list="list170622197162418" text:style-name="Numbering_20_1">
        <text:list-item>
          <text:h text:style-name="P54" text:outline-level="1"><text:bookmark-start text:name="__RefHeading__5847_2002423786"/>Le Contexte du projet<text:bookmark-end text:name="__RefHeading__5847_2002423786"/></text:h>
        </text:list-item>
      </text:list>
      <text:p text:style-name="Text_20_body">Dans le cadre du stage de validation du titre de développeur logiciel.</text:p>
      <text:list xml:id="list170622953515965" text:continue-numbering="true" text:style-name="Numbering_20_1">
        <text:list-item>
          <text:h text:style-name="Heading_20_1" text:outline-level="1"><text:bookmark-start text:name="__RefHeading__5849_2002423786"/><text:soft-page-break/>Les objectifs du projet<text:bookmark-end text:name="__RefHeading__5849_2002423786"/></text:h>
        </text:list-item>
      </text:list>
      <text:p text:style-name="P1">L’outil proposé devra mettre à disposition une base de donnée et une application permettant de :</text:p>
      <text:list xml:id="list170623661983513" text:continue-numbering="true" text:style-name="Numbering_20_1">
        <text:list-item>
          <text:list>
            <text:list-item>
              <text:h text:style-name="Heading_20_2" text:outline-level="3"><text:bookmark-start text:name="__RefHeading__5851_2002423786"/>Pour la Maitrise d’ouvrage<text:bookmark-end text:name="__RefHeading__5851_2002423786"/></text:h>
            </text:list-item>
          </text:list>
        </text:list-item>
      </text:list>
      <text:p text:style-name="P6">L’outil proposé devra permettre :</text:p>
      <text:list xml:id="list6086496491698177261" text:style-name="L6">
        <text:list-item>
          <text:p text:style-name="P45">Donner de la visibilité</text:p>
        </text:list-item>
        <text:list-item>
          <text:p text:style-name="P45">Faire de la promotion</text:p>
        </text:list-item>
        <text:list-item>
          <text:p text:style-name="P45">Rester en contact avec les utilisateurs (news et autres)</text:p>
        </text:list-item>
      </text:list>
      <text:list xml:id="list170622994893312" text:continue-list="list170623661983513" text:style-name="Numbering_20_1">
        <text:list-item>
          <text:list>
            <text:list-item>
              <text:list>
                <text:list-item>
                  <text:h text:style-name="P66" text:outline-level="3"><text:bookmark-start text:name="__RefHeading__5853_2002423786"/>Objectifs spécifiques<text:bookmark-end text:name="__RefHeading__5853_2002423786"/></text:h>
                </text:list-item>
              </text:list>
            </text:list-item>
          </text:list>
        </text:list-item>
      </text:list>
      <text:list xml:id="list4469949868886383516" text:style-name="L7">
        <text:list-item>
          <text:p text:style-name="P46">Gérer la prise de rendez-vous</text:p>
        </text:list-item>
        <text:list-item>
          <text:p text:style-name="P46">Avoir une UX simple et efficace</text:p>
        </text:list-item>
        <text:list-item>
          <text:p text:style-name="P46">Mise en place de mots clefs pour une meilleur visibilité</text:p>
        </text:list-item>
      </text:list>
      <text:list xml:id="list170623324091653" text:continue-list="list170622994893312" text:style-name="Numbering_20_1">
        <text:list-item>
          <text:list>
            <text:list-item>
              <text:list>
                <text:list-item>
                  <text:h text:style-name="P66" text:outline-level="3"><text:bookmark-start text:name="__RefHeading__5855_2002423786"/>Les bénéfices attendus<text:bookmark-end text:name="__RefHeading__5855_2002423786"/></text:h>
                </text:list-item>
              </text:list>
            </text:list-item>
          </text:list>
        </text:list-item>
      </text:list>
      <text:list xml:id="list7518346430553196999" text:style-name="L8">
        <text:list-item>
          <text:p text:style-name="P47"><text:span text:style-name="T24">Meilleur visibilité sur internet</text:span></text:p>
        </text:list-item>
        <text:list-item>
          <text:p text:style-name="P47"><text:span text:style-name="T24">Plus de client</text:span></text:p>
        </text:list-item>
      </text:list>
      <text:list xml:id="list170623973455530" text:continue-list="list170623324091653" text:style-name="Numbering_20_1">
        <text:list-item>
          <text:list>
            <text:list-item>
              <text:list>
                <text:list-item>
                  <text:h text:style-name="P66" text:outline-level="3"><text:bookmark-start text:name="__RefHeading__5857_2002423786"/>Le Public cible<text:bookmark-end text:name="__RefHeading__5857_2002423786"/></text:h>
                </text:list-item>
              </text:list>
            </text:list-item>
          </text:list>
        </text:list-item>
      </text:list>
      <text:p text:style-name="P6">Le projet doit viser un public qui comprend <text:span text:style-name="T6">des </text:span>:</text:p>
      <text:list xml:id="list8412953959245900236" text:style-name="L9">
        <text:list-item>
          <text:p text:style-name="P9">Développeurs / concepteurs logiciels / technicien système et réseaux</text:p>
        </text:list-item>
        <text:list-item>
          <text:p text:style-name="P9"><text:span text:style-name="T6">A</text:span>dministratifs / gestionnaires</text:p>
        </text:list-item>
        <text:list-item>
          <text:p text:style-name="P9">Internautes :</text:p>
          <text:list>
            <text:list-item>
              <text:p text:style-name="P9">Particuliers</text:p>
            </text:list-item>
            <text:list-item>
              <text:p text:style-name="P9">Professionnelles <text:span text:style-name="T23">(Danse et autres)</text:span></text:p>
            </text:list-item>
          </text:list>
        </text:list-item>
      </text:list>
      <text:list xml:id="list170622974019863" text:continue-list="list170623973455530" text:style-name="Numbering_20_1">
        <text:list-item>
          <text:list>
            <text:list-item>
              <text:h text:style-name="Heading_20_2" text:outline-level="3"><text:bookmark-start text:name="__RefHeading__5859_2002423786"/>Pour la maitrise d’œuvre<text:bookmark-end text:name="__RefHeading__5859_2002423786"/></text:h>
            </text:list-item>
          </text:list>
        </text:list-item>
      </text:list>
      <text:p text:style-name="P1">Un cas pratique qui servira pour la validation du titre Niveau III de Développeur Logiciel.</text:p>
      <text:list xml:id="list170624020988929" text:continue-numbering="true" text:style-name="Numbering_20_1">
        <text:list-item>
          <text:h text:style-name="Heading_20_1" text:outline-level="1"><text:bookmark-start text:name="__RefHeading__5861_2002423786"/>Échéancier des livrables<text:bookmark-end text:name="__RefHeading__5861_2002423786"/></text:h>
          <text:list>
            <text:list-item>
              <text:h text:style-name="Heading_20_2" text:outline-level="3"><text:bookmark-start text:name="__RefHeading__5863_2002423786"/>Réunion de démarrage<text:bookmark-end text:name="__RefHeading__5863_2002423786"/></text:h>
            </text:list-item>
          </text:list>
        </text:list-item>
      </text:list>
      <text:list xml:id="list8929912561179886867" text:style-name="L10">
        <text:list-item>
          <text:p text:style-name="P18">Définition des actions</text:p>
        </text:list-item>
        <text:list-item>
          <text:p text:style-name="P18">Définition du calendrier définitif</text:p>
        </text:list-item>
        <text:list-item>
          <text:p text:style-name="P18">Rédaction des documents projets :</text:p>
          <text:list>
            <text:list-item>
              <text:p text:style-name="P38">CDC</text:p>
            </text:list-item>
            <text:list-item>
              <text:p text:style-name="P38"><text:soft-page-break/>WBS</text:p>
            </text:list-item>
            <text:list-item>
              <text:p text:style-name="P38">Spécifications fonctionnelles</text:p>
            </text:list-item>
            <text:list-item>
              <text:p text:style-name="P38">Planning (avec chiffrage)</text:p>
            </text:list-item>
            <text:list-item>
              <text:p text:style-name="P38">Validation par la MOA</text:p>
            </text:list-item>
          </text:list>
        </text:list-item>
      </text:list>
      <text:list xml:id="list170624016135225" text:continue-list="list170624020988929" text:style-name="Numbering_20_1">
        <text:list-item>
          <text:list>
            <text:list-item>
              <text:h text:style-name="Heading_20_2" text:outline-level="3"><text:bookmark-start text:name="__RefHeading__5865_2002423786"/>Analyse complémentaire<text:bookmark-end text:name="__RefHeading__5865_2002423786"/></text:h>
            </text:list-item>
          </text:list>
        </text:list-item>
      </text:list>
      <text:list xml:id="list7066773112837030779" text:style-name="L11">
        <text:list-item>
          <text:p text:style-name="P19">Analyse fonctionnelle et technique</text:p>
        </text:list-item>
        <text:list-item>
          <text:p text:style-name="P19">Point d'avancement <text:s/>et validation du projet par la MOA</text:p>
        </text:list-item>
      </text:list>
      <text:list xml:id="list170623886258679" text:continue-list="list170624016135225" text:style-name="Numbering_20_1">
        <text:list-item>
          <text:list>
            <text:list-item>
              <text:h text:style-name="Heading_20_2" text:outline-level="3"><text:bookmark-start text:name="__RefHeading__5867_2002423786"/>Période de Développement ou réalisation<text:bookmark-end text:name="__RefHeading__5867_2002423786"/></text:h>
            </text:list-item>
          </text:list>
        </text:list-item>
      </text:list>
      <text:list xml:id="list2651064115194451074" text:style-name="L12">
        <text:list-item>
          <text:p text:style-name="P32">Du 02/04/2014 au 31/05/2014</text:p>
        </text:list-item>
      </text:list>
      <text:list xml:id="list170623145217372" text:continue-list="list170623886258679" text:style-name="Numbering_20_1">
        <text:list-item>
          <text:list>
            <text:list-item>
              <text:h text:style-name="Heading_20_2" text:outline-level="3"><text:bookmark-start text:name="__RefHeading__5869_2002423786"/>Création des documentations, manuels<text:bookmark-end text:name="__RefHeading__5869_2002423786"/></text:h>
            </text:list-item>
          </text:list>
        </text:list-item>
      </text:list>
      <text:list xml:id="list306880456724357826" text:style-name="L13">
        <text:list-item>
          <text:p text:style-name="P20">Manuel utilisateur</text:p>
        </text:list-item>
        <text:list-item>
          <text:p text:style-name="P20">Manuel de maintenance</text:p>
        </text:list-item>
        <text:list-item>
          <text:p text:style-name="P20">Procédure de vérification et validation de l’application (PV de test)</text:p>
        </text:list-item>
        <text:list-item>
          <text:p text:style-name="P20">Tableaux de bord </text:p>
        </text:list-item>
        <text:list-item>
          <text:p text:style-name="P20">Procédure de mise en application</text:p>
        </text:list-item>
        <text:list-item>
          <text:p text:style-name="P20">Point d'avancement <text:s/>et validation du projet par la MOA</text:p>
        </text:list-item>
      </text:list>
      <text:list xml:id="list170623261493288" text:continue-list="list170623145217372" text:style-name="Numbering_20_1">
        <text:list-item>
          <text:list>
            <text:list-item>
              <text:h text:style-name="Heading_20_2" text:outline-level="3"><text:bookmark-start text:name="__RefHeading__5871_2002423786"/>Points d'avancement du projet:<text:bookmark-end text:name="__RefHeading__5871_2002423786"/></text:h>
            </text:list-item>
          </text:list>
        </text:list-item>
      </text:list>
      <text:list xml:id="list7182242624577167280" text:style-name="L14">
        <text:list-item>
          <text:p text:style-name="P21">Test et Débogage</text:p>
        </text:list-item>
        <text:list-item>
          <text:p text:style-name="P21">Réunion intermédiaire (hebdomadaires)</text:p>
        </text:list-item>
        <text:list-item>
          <text:p text:style-name="P21">Réunion à mi projet et à la livraison finale</text:p>
        </text:list-item>
        <text:list-item>
          <text:p text:style-name="P21">Point d'avancement et validation du projet par la MOA</text:p>
        </text:list-item>
      </text:list>
      <text:list xml:id="list170622151354295" text:continue-list="list170623261493288" text:style-name="Numbering_20_1">
        <text:list-item>
          <text:list>
            <text:list-item>
              <text:h text:style-name="Heading_20_2" text:outline-level="3"><text:bookmark-start text:name="__RefHeading__5873_2002423786"/>Recettage<text:bookmark-end text:name="__RefHeading__5873_2002423786"/></text:h>
            </text:list-item>
          </text:list>
        </text:list-item>
      </text:list>
      <text:list xml:id="list1545987264846172687" text:style-name="L15">
        <text:list-item>
          <text:p text:style-name="P22">Livraison de l’application</text:p>
        </text:list-item>
        <text:list-item>
          <text:p text:style-name="P22">Livraison du plan projet</text:p>
        </text:list-item>
        <text:list-item>
          <text:p text:style-name="P22">Validation du respect du Plan d’assurance qualité</text:p>
        </text:list-item>
        <text:list-item>
          <text:p text:style-name="P22">Point d'avancement et validation du projet par la MOA</text:p>
        </text:list-item>
      </text:list>
      <text:list xml:id="list170623459097241" text:continue-list="list170622151354295" text:style-name="Numbering_20_1">
        <text:list-item>
          <text:list>
            <text:list-item>
              <text:h text:style-name="Heading_20_2" text:outline-level="3"><text:bookmark-start text:name="__RefHeading__5875_2002423786"/>Mise en production<text:bookmark-end text:name="__RefHeading__5875_2002423786"/></text:h>
            </text:list-item>
          </text:list>
        </text:list-item>
      </text:list>
      <text:list xml:id="list6536157881235763477" text:style-name="L16">
        <text:list-item>
          <text:p text:style-name="P34">01/06/2014</text:p>
        </text:list-item>
      </text:list>
      <text:list xml:id="list170622640047588" text:continue-list="list170623459097241" text:style-name="Numbering_20_1">
        <text:list-item>
          <text:h text:style-name="Heading_20_1" text:outline-level="1"><text:bookmark-start text:name="__RefHeading__5877_2002423786"/><text:soft-page-break/>Le budget prévisionnel<text:bookmark-end text:name="__RefHeading__5877_2002423786"/></text:h>
        </text:list-item>
      </text:list>
      <text:list xml:id="list6165329240817224481" text:style-name="L17">
        <text:list-item>
          <text:p text:style-name="P33">Moins de 100€ (Nom de domaine et Hébergement)</text:p>
        </text:list-item>
      </text:list>
      <text:list xml:id="list170622555830320" text:continue-list="list170622640047588" text:style-name="Numbering_20_1">
        <text:list-item>
          <text:h text:style-name="Heading_20_1" text:outline-level="1"><text:bookmark-start text:name="__RefHeading__5879_2002423786"/>Les exigences fonctionnelles et techniques<text:bookmark-end text:name="__RefHeading__5879_2002423786"/></text:h>
          <text:list>
            <text:list-item>
              <text:h text:style-name="Heading_20_2" text:outline-level="3"><text:bookmark-start text:name="__RefHeading__5881_2002423786"/>Principales composantes ou fonctions attendues<text:bookmark-end text:name="__RefHeading__5881_2002423786"/></text:h>
            </text:list-item>
          </text:list>
        </text:list-item>
      </text:list>
      <text:list xml:id="list8400361646695149025" text:style-name="L18">
        <text:list-item>
          <text:p text:style-name="P35">Site web basé principalement sur HTML5</text:p>
        </text:list-item>
      </text:list>
      <text:list xml:id="list170622721355328" text:continue-list="list170622555830320" text:style-name="Numbering_20_1">
        <text:list-item>
          <text:list>
            <text:list-item>
              <text:h text:style-name="Heading_20_2" text:outline-level="3"><text:bookmark-start text:name="__RefHeading__5883_2002423786"/>Fonctionnalités en "front office"<text:bookmark-end text:name="__RefHeading__5883_2002423786"/></text:h>
              <text:list>
                <text:list-item>
                  <text:h text:style-name="P74" text:outline-level="3"><text:bookmark-start text:name="__RefHeading__5885_2002423786"/>Pages d'accueil, Bio, Projet et Massage<text:bookmark-end text:name="__RefHeading__5885_2002423786"/></text:h>
                </text:list-item>
                <text:list-item>
                  <text:h text:style-name="P75" text:outline-level="3"><text:bookmark-start text:name="__RefHeading__5887_2002423786"/>Prise de rendez-vous<text:bookmark-end text:name="__RefHeading__5887_2002423786"/></text:h>
                </text:list-item>
                <text:list-item>
                  <text:h text:style-name="P75" text:outline-level="3">Prise de contact</text:h>
                </text:list-item>
                <text:list-item>
                  <text:h text:style-name="P75" text:outline-level="3">Gestion de son compte et des modes de contacts</text:h>
                </text:list-item>
              </text:list>
            </text:list-item>
            <text:list-item>
              <text:h text:style-name="P58" text:outline-level="3"><text:bookmark-start text:name="__RefHeading__5889_2002423786"/>Fonctionnalités en "back office"<text:bookmark-end text:name="__RefHeading__5889_2002423786"/></text:h>
              <text:list>
                <text:list-item>
                  <text:h text:style-name="P75" text:outline-level="3"><text:bookmark-start text:name="__RefHeading__5891_2002423786"/>Gestion compte utilisateur<text:bookmark-end text:name="__RefHeading__5891_2002423786"/></text:h>
                </text:list-item>
                <text:list-item>
                  <text:h text:style-name="P75" text:outline-level="3">Contact avec les utilisateurs (via newsletter)</text:h>
                </text:list-item>
                <text:list-item>
                  <text:h text:style-name="P75" text:outline-level="3"><text:bookmark-start text:name="__RefHeading__5893_2002423786"/>Gestion de planning<text:bookmark-end text:name="__RefHeading__5893_2002423786"/></text:h>
                </text:list-item>
                <text:list-item>
                  <text:h text:style-name="P75" text:outline-level="3">Édition de factures</text:h>
                </text:list-item>
                <text:list-item>
                  <text:h text:style-name="P75" text:outline-level="3">Ajout d'articles</text:h>
                </text:list-item>
                <text:list-item>
                  <text:h text:style-name="P75" text:outline-level="3">Ajout de projets</text:h>
                </text:list-item>
                <text:list-item>
                  <text:h text:style-name="P76" text:outline-level="3">Mise en forme des articles</text:h>
                </text:list-item>
                <text:list-item>
                  <text:h text:style-name="P76" text:outline-level="3">Ajout de média (Images et/ou vidéos)</text:h>
                </text:list-item>
              </text:list>
            </text:list-item>
            <text:list-item>
              <text:h text:style-name="Heading_20_2" text:outline-level="3"><text:bookmark-start text:name="__RefHeading__5895_2002423786"/>Confidentialité<text:bookmark-end text:name="__RefHeading__5895_2002423786"/></text:h>
            </text:list-item>
          </text:list>
        </text:list-item>
      </text:list>
      <text:p text:style-name="P1">Tous les utilisateur doivent utiliser un identifiant unique et un mot de passe personnalisé. Les mot de passes devrons être cryptés dans la base de données.</text:p>
      <text:list xml:id="list170622159415866" text:continue-numbering="true" text:style-name="Numbering_20_1">
        <text:list-item>
          <text:list>
            <text:list-item>
              <text:h text:style-name="Heading_20_2" text:outline-level="3"><text:bookmark-start text:name="__RefHeading__5897_2002423786"/>Droits d'accès<text:bookmark-end text:name="__RefHeading__5897_2002423786"/></text:h>
            </text:list-item>
          </text:list>
        </text:list-item>
      </text:list>
      <text:p text:style-name="P1">L’administrat<text:span text:style-name="T28">eur</text:span> <text:span text:style-name="T28">ou l'utilisateur</text:span> pourra émettre une demande de nouveau mot de passe pour un compte.</text:p>
      <text:p text:style-name="P14">Chaque compte aura accès à ses factures. Gestion des abonnements par compte.</text:p>
      <text:list xml:id="list170623536156490" text:continue-numbering="true" text:style-name="Numbering_20_1">
        <text:list-item>
          <text:list>
            <text:list-item>
              <text:h text:style-name="P59" text:outline-level="3"><text:bookmark-start text:name="__RefHeading__5899_2002423786"/><text:soft-page-break/>Authentification<text:bookmark-end text:name="__RefHeading__5899_2002423786"/></text:h>
              <text:list>
                <text:list-item>
                  <text:h text:style-name="P76" text:outline-level="3"><text:bookmark-start text:name="__RefHeading__5901_2002423786"/>Mise en place du <text:a xlink:type="simple" xlink:href="http://oauth.net/2/">framework OAuth 2</text:a>.<text:bookmark-end text:name="__RefHeading__5901_2002423786"/></text:h>
                </text:list-item>
              </text:list>
            </text:list-item>
            <text:list-item>
              <text:h text:style-name="P59" text:outline-level="3"><text:bookmark-start text:name="__RefHeading__5905_2002423786"/>Charte graphique<text:bookmark-end text:name="__RefHeading__5905_2002423786"/></text:h>
              <text:list>
                <text:list-item>
                  <text:h text:style-name="P67" text:outline-level="3"><text:bookmark-start text:name="__RefHeading__5907_2002423786"/>Maquette d<text:span text:style-name="T7">u</text:span> site <text:span text:style-name="T7">fournie par MOE, </text:span><text:span text:style-name="T25">Uncanny et Laurent CEBE</text:span><text:bookmark-end text:name="__RefHeading__5907_2002423786"/></text:h>
                </text:list-item>
              </text:list>
            </text:list-item>
          </text:list>
        </text:list-item>
      </text:list>
      <text:h text:style-name="P78" text:outline-level="3"><text:bookmark-start text:name="__RefHeading__5909_2002423786"/>Elle permet de vérifier :<text:bookmark-end text:name="__RefHeading__5909_2002423786"/></text:h>
      <text:list xml:id="list170623281088158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h text:style-name="P84" text:outline-level="3"><text:bookmark-start text:name="__RefHeading__5911_2002423786"/><text:span text:style-name="T8">L</text:span>e contenu graphique (logo, images, vidéos),<text:bookmark-end text:name="__RefHeading__5911_2002423786"/></text:h>
                    </text:list-item>
                    <text:list-item>
                      <text:h text:style-name="P84" text:outline-level="3"><text:bookmark-start text:name="__RefHeading__5913_2002423786"/><text:span text:style-name="T8">L</text:span>'ergonomie du site,<text:bookmark-end text:name="__RefHeading__5913_2002423786"/></text:h>
                    </text:list-item>
                    <text:list-item>
                      <text:h text:style-name="P84" text:outline-level="3"><text:bookmark-start text:name="__RefHeading__5915_2002423786"/><text:span text:style-name="T8">L</text:span>a pertinence du contenu informationnel,<text:bookmark-end text:name="__RefHeading__5915_2002423786"/></text:h>
                    </text:list-item>
                    <text:list-item>
                      <text:h text:style-name="P85" text:outline-level="3"><text:bookmark-start text:name="__RefHeading__5917_2002423786"/><text:span text:style-name="T8">L</text:span>a présentation du menu de navigation.<text:bookmark-end text:name="__RefHeading__5917_2002423786"/></text:h>
                    </text:list-item>
                  </text:list>
                </text:list-item>
                <text:list-item>
                  <text:h text:style-name="P68" text:outline-level="3"><text:bookmark-start text:name="__RefHeading__5919_2002423786"/>Définition de la charte graphique<text:bookmark-end text:name="__RefHeading__5919_2002423786"/></text:h>
                </text:list-item>
              </text:list>
            </text:list-item>
          </text:list>
        </text:list-item>
      </text:list>
      <text:h text:style-name="P79" text:outline-level="3"><text:bookmark-start text:name="__RefHeading__5921_2002423786"/>La charte graphique doit poser les règles de mise en page et définir l'aspect graphique du site Internet.<text:bookmark-end text:name="__RefHeading__5921_2002423786"/></text:h>
      <text:h text:style-name="P79" text:outline-level="3"><text:bookmark-start text:name="__RefHeading__5923_2002423786"/>Elle doit assurer la lisibilité globale des informations, valoriser les points importants, faciliter la navigation et rendre le site attractif.<text:bookmark-end text:name="__RefHeading__5923_2002423786"/></text:h>
      <text:h text:style-name="P80" text:outline-level="3"><text:bookmark-start text:name="__RefHeading__5925_2002423786"/>La charte graphique fournit par <text:span text:style-name="T25">Uncanny et Laurent CEBE</text:span> <text:span text:style-name="T9">et </text:span>contient :<text:bookmark-end text:name="__RefHeading__5925_2002423786"/></text:h>
      <text:list xml:id="list8734054909783311654" text:style-name="L19">
        <text:list-item>
          <text:h text:style-name="P64" text:outline-level="3"><text:bookmark-start text:name="__RefHeading__5927_2002423786"/><text:span text:style-name="T10">L</text:span>es illustrations et les images pour les différentes galeries:<text:bookmark-end text:name="__RefHeading__5927_2002423786"/></text:h>
          <text:list>
            <text:list-item>
              <text:h text:style-name="P64" text:outline-level="3"><text:bookmark-start text:name="__RefHeading__5929_2002423786"/><text:span text:style-name="T10">S</text:span>chémas, croquis explicatifs, dessins, photos, boutons, icônes, etc.<text:bookmark-end text:name="__RefHeading__5929_2002423786"/></text:h>
            </text:list-item>
          </text:list>
        </text:list-item>
        <text:list-item>
          <text:h text:style-name="P64" text:outline-level="3"><text:bookmark-start text:name="__RefHeading__5931_2002423786"/><text:span text:style-name="T10">U</text:span>n document de référence décrivant les grands principes graphiques :<text:bookmark-end text:name="__RefHeading__5931_2002423786"/></text:h>
          <text:list>
            <text:list-item>
              <text:h text:style-name="P64" text:outline-level="3"><text:bookmark-start text:name="__RefHeading__5933_2002423786"/><text:span text:style-name="T10">C</text:span>hoix typographiques,<text:bookmark-end text:name="__RefHeading__5933_2002423786"/></text:h>
            </text:list-item>
            <text:list-item>
              <text:h text:style-name="P64" text:outline-level="3"><text:bookmark-start text:name="__RefHeading__5935_2002423786"/><text:span text:style-name="T10">U</text:span>tilisation de la couleur ,<text:bookmark-end text:name="__RefHeading__5935_2002423786"/></text:h>
            </text:list-item>
            <text:list-item>
              <text:h text:style-name="P64" text:outline-level="3"><text:bookmark-start text:name="__RefHeading__5937_2002423786"/>Le ou les logos :<text:bookmark-end text:name="__RefHeading__5937_2002423786"/></text:h>
              <text:list>
                <text:list-item>
                  <text:h text:style-name="P86" text:outline-level="3"><text:bookmark-start text:name="__RefHeading__5939_2002423786"/>Logo<text:bookmark-end text:name="__RefHeading__5939_2002423786"/></text:h>
                </text:list-item>
                <text:list-item>
                  <text:h text:style-name="P86" text:outline-level="3"><text:bookmark-start text:name="__RefHeading__5941_2002423786"/><text:span text:style-name="T10">L</text:span>ogo spécifique<text:bookmark-end text:name="__RefHeading__5941_2002423786"/></text:h>
                </text:list-item>
                <text:list-item>
                  <text:h text:style-name="P86" text:outline-level="3"><text:bookmark-start text:name="__RefHeading__5943_2002423786"/>Logos partenaires<text:bookmark-end text:name="__RefHeading__5943_2002423786"/></text:h>
                </text:list-item>
              </text:list>
            </text:list-item>
            <text:list-item>
              <text:h text:style-name="P64" text:outline-level="3"><text:bookmark-start text:name="__RefHeading__5945_2002423786"/>Code couleur :<text:bookmark-end text:name="__RefHeading__5945_2002423786"/></text:h>
              <text:list>
                <text:list-item>
                  <text:h text:style-name="P87" text:outline-level="3"><text:bookmark-start text:name="__RefHeading__5947_2002423786"/>Couleur 1 : __________________<text:bookmark-end text:name="__RefHeading__5947_2002423786"/></text:h>
                </text:list-item>
                <text:list-item>
                  <text:h text:style-name="P88" text:outline-level="3"><text:bookmark-start text:name="__RefHeading__5949_2002423786"/>Couleur 2 : <text:span text:style-name="T32">__________________</text:span><text:bookmark-end text:name="__RefHeading__5949_2002423786"/></text:h>
                </text:list-item>
                <text:list-item>
                  <text:h text:style-name="P88" text:outline-level="3"><text:bookmark-start text:name="__RefHeading__5951_2002423786"/>Couleur 3 : <text:span text:style-name="T32">__________________</text:span><text:bookmark-end text:name="__RefHeading__5951_2002423786"/></text:h>
                </text:list-item>
                <text:list-item>
                  <text:h text:style-name="P88" text:outline-level="3"><text:bookmark-start text:name="__RefHeading__5953_2002423786"/>Couleur 4 : <text:span text:style-name="T26">__________________</text:span><text:bookmark-end text:name="__RefHeading__5953_2002423786"/></text:h>
                </text:list-item>
                <text:list-item>
                  <text:h text:style-name="P89" text:outline-level="3"><text:bookmark-start text:name="__RefHeading__5955_2002423786"/><text:span text:style-name="T10">Couleur 5 : </text:span><text:span text:style-name="T2">__________________</text:span><text:bookmark-end text:name="__RefHeading__5955_2002423786"/></text:h>
                </text:list-item>
              </text:list>
            </text:list-item>
            <text:list-item>
              <text:h text:style-name="P65" text:outline-level="3"><text:bookmark-start text:name="__RefHeading__5957_2002423786"/>Choix typographiques :<text:bookmark-end text:name="__RefHeading__5957_2002423786"/></text:h>
              <text:list>
                <text:list-item>
                  <text:h text:style-name="P90" text:outline-level="3"><text:bookmark-start text:name="__RefHeading__5959_2002423786"/>Menu : <text:tab/><text:span text:style-name="T3">__________________</text:span><text:bookmark-end text:name="__RefHeading__5959_2002423786"/></text:h>
                </text:list-item>
                <text:list-item>
                  <text:h text:style-name="P90" text:outline-level="3"><text:bookmark-start text:name="__RefHeading__5961_2002423786"/>Titre : <text:tab/><text:span text:style-name="T3">__________________</text:span><text:bookmark-end text:name="__RefHeading__5961_2002423786"/></text:h>
                </text:list-item>
                <text:list-item>
                  <text:h text:style-name="P90" text:outline-level="3"><text:bookmark-start text:name="__RefHeading__5963_2002423786"/>Texte : <text:tab/><text:span text:style-name="T3">__________________</text:span><text:bookmark-end text:name="__RefHeading__5963_2002423786"/></text:h>
                </text:list-item>
              </text:list>
            </text:list-item>
          </text:list>
        </text:list-item>
      </text:list>
      <text:list xml:id="list170622789184766" text:continue-list="list170623281088158" text:style-name="Numbering_20_1">
        <text:list-item>
          <text:h text:style-name="P55" text:outline-level="1"><text:bookmark-start text:name="__RefHeading__5965_2002423786"/>Intégrations de fichiers<text:bookmark-end text:name="__RefHeading__5965_2002423786"/></text:h>
          <text:list>
            <text:list-item>
              <text:h text:style-name="P62" text:outline-level="3"><text:bookmark-start text:name="__RefHeading__5967_2002423786"/>Images (PNG ou Jpeg)<text:bookmark-end text:name="__RefHeading__5967_2002423786"/></text:h>
            </text:list-item>
            <text:list-item>
              <text:h text:style-name="P62" text:outline-level="3">Vectoriels (svg)</text:h>
            </text:list-item>
            <text:list-item>
              <text:h text:style-name="P62" text:outline-level="3">Video (ogg, mp4 et webm) </text:h>
            </text:list-item>
          </text:list>
        </text:list-item>
      </text:list>
      <text:p text:style-name="Text_20_body"/>
      <text:list xml:id="list170622939313305" text:continue-numbering="true" text:style-name="Numbering_20_1">
        <text:list-item>
          <text:h text:style-name="P57" text:outline-level="1"><text:bookmark-start text:name="__RefHeading__5969_2002423786"/><text:soft-page-break/><text:span text:style-name="T4">Développement, réalisation </text:span><text:span text:style-name="T5">et</text:span><text:span text:style-name="T4"> mise en œuvre de </text:span>la solution<text:bookmark-end text:name="__RefHeading__5969_2002423786"/></text:h>
          <text:list>
            <text:list-item>
              <text:h text:style-name="P60" text:outline-level="3"><text:bookmark-start text:name="__RefHeading__5971_2002423786"/>Langue<text:bookmark-end text:name="__RefHeading__5971_2002423786"/></text:h>
            </text:list-item>
            <text:list-item>
              <text:h text:style-name="P60" text:outline-level="3"><text:bookmark-start text:name="__RefHeading__5973_2002423786"/>Environnement de développement, ou de travail :<text:bookmark-end text:name="__RefHeading__5973_2002423786"/></text:h>
              <text:list>
                <text:list-item>
                  <text:h text:style-name="P69" text:outline-level="3"><text:bookmark-start text:name="__RefHeading__5975_2002423786"/>Environnement de site dynamique :<text:bookmark-end text:name="__RefHeading__5975_2002423786"/></text:h>
                  <text:list>
                    <text:list-header>
                      <text:h text:style-name="P70" text:outline-level="3"><text:bookmark-start text:name="__RefHeading__5977_2002423786"/>La conception du site catalogue doit s'effectuer dans l'environnement de développement suivant :<text:bookmark-end text:name="__RefHeading__5977_2002423786"/></text:h>
                    </text:list-header>
                    <text:list-item>
                      <text:h text:style-name="P81" text:outline-level="3"><text:bookmark-start text:name="__RefHeading__5979_2002423786"/>Système de Gestion de Base de Données (SGBD) : P<text:span text:style-name="T11">ostgreSQL ou MariaDB ou MongoDB</text:span><text:bookmark-end text:name="__RefHeading__5979_2002423786"/></text:h>
                    </text:list-item>
                    <text:list-item>
                      <text:h text:style-name="P81" text:outline-level="3"><text:bookmark-start text:name="__RefHeading__5981_2002423786"/>Langage pour le SGBD : SQL<text:bookmark-end text:name="__RefHeading__5981_2002423786"/></text:h>
                    </text:list-item>
                    <text:list-item>
                      <text:h text:style-name="P81" text:outline-level="3"><text:bookmark-start text:name="__RefHeading__5983_2002423786"/>Système de Gestion de Contenu (CMS) : <text:span text:style-name="T11">Interne</text:span><text:bookmark-end text:name="__RefHeading__5983_2002423786"/></text:h>
                    </text:list-item>
                  </text:list>
                </text:list-item>
                <text:list-item>
                  <text:h text:style-name="P71" text:outline-level="3"><text:bookmark-start text:name="__RefHeading__5985_2002423786"/>Environnement de développement :<text:bookmark-end text:name="__RefHeading__5985_2002423786"/></text:h>
                  <text:list>
                    <text:list-item>
                      <text:list>
                        <text:list-item>
                          <text:h text:style-name="P82" text:outline-level="3"><text:bookmark-start text:name="__RefHeading__5987_2002423786"/>HMTL<text:span text:style-name="T11">5</text:span>,<text:bookmark-end text:name="__RefHeading__5987_2002423786"/></text:h>
                        </text:list-item>
                        <text:list-item>
                          <text:h text:style-name="P82" text:outline-level="3"><text:bookmark-start text:name="__RefHeading__5989_2002423786"/>CSS <text:span text:style-name="T11">3</text:span>,<text:bookmark-end text:name="__RefHeading__5989_2002423786"/></text:h>
                        </text:list-item>
                        <text:list-item>
                          <text:h text:style-name="P82" text:outline-level="3"><text:bookmark-start text:name="__RefHeading__5991_2002423786"/>JavaScript,<text:bookmark-end text:name="__RefHeading__5991_2002423786"/></text:h>
                        </text:list-item>
                        <text:list-item>
                          <text:h text:style-name="P82" text:outline-level="3"><text:bookmark-start text:name="__RefHeading__5993_2002423786"/><text:span text:style-name="T29">jQ</text:span>uery,<text:bookmark-end text:name="__RefHeading__5993_2002423786"/></text:h>
                        </text:list-item>
                        <text:list-item>
                          <text:h text:style-name="P82" text:outline-level="3"><text:bookmark-start text:name="__RefHeading__5995_2002423786"/><text:span text:style-name="T28">AJAX</text:span>,<text:bookmark-end text:name="__RefHeading__5995_2002423786"/></text:h>
                        </text:list-item>
                        <text:list-item>
                          <text:h text:style-name="P83" text:outline-level="3"><text:bookmark-start text:name="__RefHeading__5997_2002423786"/>JSON<text:bookmark-end text:name="__RefHeading__5997_2002423786"/></text:h>
                        </text:list-item>
                        <text:list-item>
                          <text:h text:style-name="P83" text:outline-level="3"><text:bookmark-start text:name="__RefHeading__5999_2002423786"/>YAML<text:bookmark-end text:name="__RefHeading__5999_2002423786"/></text:h>
                        </text:list-item>
                        <text:list-item>
                          <text:h text:style-name="P83" text:outline-level="3"><text:bookmark-start text:name="__RefHeading__6001_2002423786"/>Ruby ou Python<text:bookmark-end text:name="__RefHeading__6001_2002423786"/></text:h>
                        </text:list-item>
                      </text:list>
                    </text:list-item>
                  </text:list>
                </text:list-item>
                <text:list-item>
                  <text:h text:style-name="P72" text:outline-level="3"><text:bookmark-start text:name="__RefHeading__6003_2002423786"/>Serveur <text:span text:style-name="T11">GNU/Linux</text:span>:<text:bookmark-end text:name="__RefHeading__6003_2002423786"/></text:h>
                  <text:list>
                    <text:list-item>
                      <text:list>
                        <text:list-item>
                          <text:h text:style-name="P82" text:outline-level="3"><text:bookmark-start text:name="__RefHeading__6005_2002423786"/>Apache <text:span text:style-name="T11">ou Nginx</text:span><text:bookmark-end text:name="__RefHeading__6005_2002423786"/></text:h>
                        </text:list-item>
                        <text:list-item>
                          <text:h text:style-name="P83" text:outline-level="3"><text:bookmark-start text:name="__RefHeading__6007_2002423786"/>Node.JS ou Ruby ou Python<text:bookmark-end text:name="__RefHeading__6007_2002423786"/></text:h>
                        </text:list-item>
                        <text:list-item>
                          <text:h text:style-name="P83" text:outline-level="3"><text:bookmark-start text:name="__RefHeading__6009_2002423786"/>PostgreSQL ou MariaDB ou MongoDB<text:bookmark-end text:name="__RefHeading__6009_2002423786"/></text:h>
                        </text:list-item>
                      </text:list>
                    </text:list-item>
                  </text:list>
                </text:list-item>
                <text:list-item>
                  <text:h text:style-name="P72" text:outline-level="3"><text:bookmark-start text:name="__RefHeading__6011_2002423786"/>Environnement de développement :<text:bookmark-end text:name="__RefHeading__6011_2002423786"/></text:h>
                  <text:list>
                    <text:list-item>
                      <text:list>
                        <text:list-item>
                          <text:h text:style-name="P83" text:outline-level="3"><text:bookmark-start text:name="__RefHeading__6015_2002423786"/>Netbeans 8<text:bookmark-end text:name="__RefHeading__6015_2002423786"/></text:h>
                        </text:list-item>
                        <text:list-item>
                          <text:h text:style-name="P83" text:outline-level="3"><text:bookmark-start text:name="__RefHeading__6017_2002423786"/>Aptana Studio<text:bookmark-end text:name="__RefHeading__6017_2002423786"/></text:h>
                        </text:list-item>
                        <text:list-item>
                          <text:h text:style-name="P83" text:outline-level="3"><text:bookmark-start text:name="__RefHeading__6019_2002423786"/>Umbrello<text:bookmark-end text:name="__RefHeading__6019_2002423786"/></text:h>
                        </text:list-item>
                        <text:list-item>
                          <text:h text:style-name="P83" text:outline-level="3"><text:bookmark-start text:name="__RefHeading__6021_2002423786"/>Pencil<text:bookmark-end text:name="__RefHeading__6021_2002423786"/></text:h>
                        </text:list-item>
                        <text:list-item>
                          <text:h text:style-name="P83" text:outline-level="3"><text:bookmark-start text:name="__RefHeading__6023_2002423786"/>Jmerise<text:bookmark-end text:name="__RefHeading__6023_2002423786"/></text:h>
                        </text:list-item>
                        <text:list-item>
                          <text:h text:style-name="P83" text:outline-level="3"><text:bookmark-start text:name="__RefHeading__6025_2002423786"/>Emacs<text:bookmark-end text:name="__RefHeading__6025_2002423786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52" text:outline-level="1"><text:bookmark-start text:name="__RefHeading__6027_2002423786"/>Référencement (spécifique site web)<text:bookmark-end text:name="__RefHeading__6027_2002423786"/></text:h>
        </text:list-item>
      </text:list>
      <text:p text:style-name="Text_20_body">L'efficacité d'un référencement repose sur :</text:p>
      <text:list xml:id="list7604721823018742341" text:style-name="L20">
        <text:list-item>
          <text:p text:style-name="P23"><text:span text:style-name="T12">L</text:span>a qualité des pages dynamiques,</text:p>
        </text:list-item>
        <text:list-item>
          <text:p text:style-name="P23"><text:span text:style-name="T12">L</text:span>a qualité et la pertinence du contenu (textes et images),</text:p>
        </text:list-item>
        <text:list-item>
          <text:p text:style-name="P23"><text:span text:style-name="T12">l</text:span>a qualité du nom du site, de sa description, du titre de chaque page,</text:p>
        </text:list-item>
        <text:list-item>
          <text:p text:style-name="P23"><text:span text:style-name="T12">L</text:span>'architecture,</text:p>
        </text:list-item>
        <text:list-item>
          <text:p text:style-name="P23"><text:span text:style-name="T12">L</text:span>e respect des balises,</text:p>
        </text:list-item>
        <text:list-item>
          <text:p text:style-name="P23"><text:span text:style-name="T12">L</text:span>a propriété du code,</text:p>
        </text:list-item>
        <text:list-item>
          <text:p text:style-name="P23"><text:span text:style-name="T12">L</text:span>a pertinence des mots clés qui doivent être basés sur les caractéristiques des produits et de l'activité de la société.</text:p>
        </text:list-item>
      </text:list>
      <text:p text:style-name="P2">Ces contraintes doivent favoriser le référencement naturel pour les moteurs de recherche principaux. Le prestataire doit veiller à la qualité de l'ensemble de ces éléments.</text:p>
      <text:p text:style-name="P2">Il est important de mettre en titre de page le même que celui du contenu.<text:line-break/>Le titre des pages, le descriptif et les mots clés seront choisis en commun accord avec le donneur d'ordre.</text:p>
      <text:p text:style-name="P2"><text:soft-page-break/>Il faudra faire attention aux mots clés du site. Les attributs des images et les champs titre des liens seront tous renseignés.</text:p>
      <text:p text:style-name="Text_20_body">Pour avoir un référencement optimal sur les articles du site, il faut un titre différent pour chaque page d'articles.</text:p>
      <text:p text:style-name="Text_20_body">D’autres prestations <text:span text:style-name="T13">peuvent </text:span>s’ajouter :</text:p>
      <text:list xml:id="list4404374887821188559" text:style-name="L21">
        <text:list-item>
          <text:p text:style-name="P27">Audit Technique</text:p>
        </text:list-item>
        <text:list-item>
          <text:p text:style-name="P27">Étude et Conseil mots clés</text:p>
        </text:list-item>
        <text:list-item>
          <text:p text:style-name="P27">Analyse du trafic quotidien : <text:span text:style-name="T14">I</text:span>nstallation de balise statistique « Google Analytics » <text:span text:style-name="T14">ou « Open Web Analytics ».</text:span></text:p>
        </text:list-item>
      </text:list>
      <text:list xml:id="list170622189775967" text:continue-list="list170622939313305" text:style-name="Numbering_20_1">
        <text:list-item>
          <text:h text:style-name="P53" text:outline-level="1"><text:bookmark-start text:name="__RefHeading__6029_2002423786"/>Accompagnement<text:bookmark-end text:name="__RefHeading__6029_2002423786"/></text:h>
        </text:list-item>
      </text:list>
      <text:p text:style-name="Text_20_body"><text:span text:style-name="T15">Le MOE </text:span>assurera :</text:p>
      <text:list xml:id="list3383277089158071647" text:style-name="L22">
        <text:list-item>
          <text:p text:style-name="P24"><text:span text:style-name="T15">L</text:span>e support technique (lors de la phase de mise en œuvre de l’application),</text:p>
        </text:list-item>
        <text:list-item>
          <text:p text:style-name="P24"><text:span text:style-name="T15">L</text:span>a fourniture d'un guide d'utilisation de l'outil (format PDF <text:span text:style-name="T15">et Latex</text:span> en français) à destination des utilisateurs,</text:p>
        </text:list-item>
        <text:list-item>
          <text:p text:style-name="P24"><text:span text:style-name="T15">L</text:span>'installation et la configuration,</text:p>
        </text:list-item>
        <text:list-item>
          <text:p text:style-name="P24"><text:span text:style-name="T15">L</text:span>a formation <text:span text:style-name="T15">et</text:span></text:p>
        </text:list-item>
        <text:list-item>
          <text:p text:style-name="P24"><text:span text:style-name="T15">L</text:span>es démarches juridiques nécessaires</text:p>
        </text:list-item>
      </text:list>
      <text:list xml:id="list170622264460632" text:continue-list="list170622189775967" text:style-name="Numbering_20_1">
        <text:list-item>
          <text:h text:style-name="Heading_20_1" text:outline-level="1"><text:bookmark-start text:name="__RefHeading__6031_2002423786"/>Hébergement et nom de domaine<text:bookmark-end text:name="__RefHeading__6031_2002423786"/></text:h>
        </text:list-item>
      </text:list>
      <text:p text:style-name="Text_20_body">L'hébergement proposé doit prendre en compte les éléments suivants :</text:p>
      <text:list xml:id="list3213460322244412567" text:style-name="L23">
        <text:list-item>
          <text:p text:style-name="P25"><text:span text:style-name="T16">U</text:span>n système de sauvegarde régulière des données,</text:p>
        </text:list-item>
        <text:list-item>
          <text:p text:style-name="P25"><text:span text:style-name="T16">U</text:span>ne restauration des données possibles en cas de dysfonctionnement,</text:p>
        </text:list-item>
        <text:list-item>
          <text:p text:style-name="P25"><text:span text:style-name="T16">L</text:span>e cryptage pour la protection des données personnelles enregistrées (<text:span text:style-name="T16">Comptes Utilisateurs</text:span>),</text:p>
        </text:list-item>
        <text:list-item>
          <text:p text:style-name="P25"><text:span text:style-name="T16">L</text:span>'hébergement doit supporter la connexion simultanée de plusieurs utilisateurs,</text:p>
        </text:list-item>
        <text:list-item>
          <text:p text:style-name="P25"><text:span text:style-name="T16">L</text:span>’installation et la configuration d'une base de données,</text:p>
        </text:list-item>
        <text:list-item>
          <text:p text:style-name="P25"><text:span text:style-name="T16">L</text:span>a mise à disposition de plusieurs comptes e-mail <text:span text:style-name="T18">et d'un </text:span>nom de domaine.</text:p>
        </text:list-item>
      </text:list>
      <text:list xml:id="list170623356287176" text:continue-list="list170622264460632" text:style-name="Numbering_20_1">
        <text:list-item>
          <text:h text:style-name="Heading_20_1" text:outline-level="1"><text:bookmark-start text:name="__RefHeading__6033_2002423786"/>Statistiques à prévoir<text:bookmark-end text:name="__RefHeading__6033_2002423786"/></text:h>
        </text:list-item>
      </text:list>
      <text:p text:style-name="P3">Nous fournirons un accès en ligne aux statistiques de fréquentation du site. Celles-ci doivent comprendre :</text:p>
      <text:list xml:id="list3943355777098861934" text:style-name="L24">
        <text:list-item>
          <text:p text:style-name="P28"><text:span text:style-name="T17">N</text:span>ombre d'accès visiteurs,</text:p>
        </text:list-item>
        <text:list-item>
          <text:p text:style-name="P28"><text:span text:style-name="T17">M</text:span>ots clés tapés par les internautes,</text:p>
        </text:list-item>
        <text:list-item>
          <text:p text:style-name="P28"><text:span text:style-name="T17">M</text:span>oteurs et annuaires de provenance,</text:p>
        </text:list-item>
        <text:list-item>
          <text:p text:style-name="P28"><text:span text:style-name="T17">N</text:span>ombre de visites,</text:p>
        </text:list-item>
        <text:list-item>
          <text:p text:style-name="P28"><text:span text:style-name="T17">L</text:span>e nombre de visites par rubrique,</text:p>
        </text:list-item>
        <text:list-item>
          <text:p text:style-name="P28"><text:span text:style-name="T17">L</text:span>e nombre de clics par liens,</text:p>
        </text:list-item>
        <text:list-item>
          <text:p text:style-name="P28"><text:span text:style-name="T17">L</text:span>e nombre de pages visitées,</text:p>
        </text:list-item>
        <text:list-item>
          <text:p text:style-name="P28"><text:span text:style-name="T17">P</text:span>rovenance géographique des internautes,</text:p>
        </text:list-item>
        <text:list-item>
          <text:p text:style-name="P28"><text:span text:style-name="T17">J</text:span>ours et tranches horaires des visites,</text:p>
        </text:list-item>
      </text:list>
      <text:list xml:id="list170622433111164" text:continue-list="list170623356287176" text:style-name="Numbering_20_1">
        <text:list-item>
          <text:h text:style-name="Heading_20_1" text:outline-level="1"><text:bookmark-start text:name="__RefHeading__6035_2002423786"/><text:soft-page-break/>Déploiement et Mise en production<text:bookmark-end text:name="__RefHeading__6035_2002423786"/></text:h>
        </text:list-item>
      </text:list>
      <text:p text:style-name="P4">Objectif :</text:p>
      <text:list xml:id="list4649774357503378263" text:style-name="L25">
        <text:list-item>
          <text:p text:style-name="P26">Préparer la procédure de déploiement du produit projet, les acteurs internes et externes, et préparer la recette interne et externe de ou des solutions mises en place.</text:p>
        </text:list-item>
        <text:list-item>
          <text:p text:style-name="P30">Écriture de la procédure de mise en production qui sera réalisée par <text:span text:style-name="T19">le MOE.</text:span></text:p>
          <text:list>
            <text:list-item>
              <text:p text:style-name="P36">Voir annexe pour la procédure à suivre.</text:p>
            </text:list-item>
          </text:list>
        </text:list-item>
        <text:list-item>
          <text:p text:style-name="P29">Le PV de recette sera signée si acceptation de l’application par le client.</text:p>
          <text:list>
            <text:list-item>
              <text:p text:style-name="P37">Voir annexe pour le PV de recette.</text:p>
            </text:list-item>
          </text:list>
        </text:list-item>
        <text:list-item>
          <text:p text:style-name="P31">Le guide utilisateur et le guide de maintenance seront fournis.</text:p>
          <text:list>
            <text:list-item>
              <text:p text:style-name="P37">Voir annexe pour ces 2 guides.</text:p>
            </text:list-item>
          </text:list>
        </text:list-item>
      </text:list>
      <text:list xml:id="list170623977488280" text:continue-list="list170622433111164" text:style-name="Numbering_20_1">
        <text:list-item>
          <text:h text:style-name="Heading_20_1" text:outline-level="1"><text:bookmark-start text:name="__RefHeading__6037_2002423786"/>Propriétés et droits<text:bookmark-end text:name="__RefHeading__6037_2002423786"/></text:h>
        </text:list-item>
      </text:list>
      <text:p text:style-name="Text_20_body">Au terme de la prestation, le prestataire lèguera les droits d'exploitation de l'application et du contenu (visuels).</text:p>
      <text:p text:style-name="Text_20_body">Les droits de propriété <text:span text:style-name="T20">seront sous licence GNU/GPL v3 et / ou GNU/Affero GPL v3.</text:span></text:p>
      <text:list xml:id="list170622759011079" text:continue-numbering="true" text:style-name="Numbering_20_1">
        <text:list-item>
          <text:h text:style-name="Heading_20_1" text:outline-level="1"><text:bookmark-start text:name="__RefHeading__6039_2002423786"/>Exclusions du périmètre<text:bookmark-end text:name="__RefHeading__6039_2002423786"/></text:h>
        </text:list-item>
      </text:list>
      <text:p text:style-name="P50">Création de facture, gestion des emails (dans un module webmail)</text:p>
      <text:list xml:id="list170624260952021" text:continue-numbering="true" text:style-name="Numbering_20_1">
        <text:list-item>
          <text:h text:style-name="Heading_20_1" text:outline-level="1"><text:bookmark-start text:name="__RefHeading__6041_2002423786"/>Tableau de bord et qualité<text:bookmark-end text:name="__RefHeading__6041_2002423786"/></text:h>
          <text:list>
            <text:list-item>
              <text:h text:style-name="P61" text:outline-level="3"><text:bookmark-start text:name="__RefHeading__6043_2002423786"/><text:span text:style-name="T20">Gestion de </text:span>Projet<text:bookmark-end text:name="__RefHeading__6043_2002423786"/></text:h>
            </text:list-item>
          </text:list>
        </text:list-item>
      </text:list>
      <text:p text:style-name="P5">L'utilisation de la méthode Agile SCRUM nous permettra de correspondre aux mieux aux attentes du client.</text:p>
      <text:list xml:id="list170623891201350" text:continue-numbering="true" text:style-name="Numbering_20_1">
        <text:list-item>
          <text:list>
            <text:list-item>
              <text:h text:style-name="P61" text:outline-level="3"><text:bookmark-start text:name="__RefHeading__6045_2002423786"/>Produit<text:bookmark-end text:name="__RefHeading__6045_2002423786"/></text:h>
              <text:list>
                <text:list-item>
                  <text:h text:style-name="P73" text:outline-level="3"><text:bookmark-start text:name="__RefHeading__6047_2002423786"/>Indice de performance :<text:bookmark-end text:name="__RefHeading__6047_2002423786"/></text:h>
                  <text:list>
                    <text:list-item>
                      <text:p text:style-name="P48">Base de donnée : <text:span text:style-name="T30">T</text:span><text:span text:style-name="T1">aille (Mo) et temps de réponse (ms)</text:span></text:p>
                    </text:list-item>
                    <text:list-item>
                      <text:p text:style-name="P48">Application : <text:span text:style-name="T1">Temps de traitement (ms) et taille des pages (Mo)</text:span></text:p>
                    </text:list-item>
                  </text:list>
                </text:list-item>
                <text:list-item>
                  <text:h text:style-name="P77" text:outline-level="3"><text:bookmark-start text:name="__RefHeading__6253_2002423786"/><text:span text:style-name="T20">I</text:span>ndice de disponibilité :<text:bookmark-end text:name="__RefHeading__6253_2002423786"/></text:h>
                  <text:list>
                    <text:list-item>
                      <text:p text:style-name="P49"><text:span text:style-name="T31">Base de donnée : </text:span><text:span text:style-name="T1">SLA du FAS</text:span></text:p>
                    </text:list-item>
                    <text:list-item>
                      <text:p text:style-name="P49"><text:span text:style-name="T31">Application : </text:span><text:span text:style-name="T1">SLA du FAS</text:span></text:p>
                    </text:list-item>
                  </text:list>
                </text:list-item>
              </text:list>
            </text:list-item>
          </text:list>
        </text:list-item>
        <text:list-item>
          <text:h text:style-name="Heading_20_1" text:outline-level="1"><text:bookmark-start text:name="__RefHeading__6051_2002423786"/><text:soft-page-break/><text:span text:style-name="T27">Annex</text:span>es<text:bookmark-end text:name="__RefHeading__6051_2002423786"/></text:h>
        </text:list-item>
      </text:list>
      <text:list xml:id="list8345487265576927445" text:style-name="L26">
        <text:list-item>
          <text:p text:style-name="P10">Gestion de projet :</text:p>
          <text:list>
            <text:list-item>
              <text:p text:style-name="P39">WBS</text:p>
            </text:list-item>
            <text:list-item>
              <text:p text:style-name="P39">Pert</text:p>
            </text:list-item>
            <text:list-item>
              <text:p text:style-name="P39">Gantt</text:p>
            </text:list-item>
          </text:list>
        </text:list-item>
        <text:list-item>
          <text:p text:style-name="P15">UX :</text:p>
          <text:list>
            <text:list-item>
              <text:p text:style-name="P40">Zoning</text:p>
            </text:list-item>
            <text:list-item>
              <text:p text:style-name="P40">Wireframe</text:p>
            </text:list-item>
            <text:list-item>
              <text:p text:style-name="P40">Prototype</text:p>
            </text:list-item>
            <text:list-item>
              <text:p text:style-name="P40">Mood board</text:p>
            </text:list-item>
            <text:list-item>
              <text:p text:style-name="P40">Style Tiles</text:p>
            </text:list-item>
            <text:list-item>
              <text:p text:style-name="P40">Mockup</text:p>
            </text:list-item>
          </text:list>
        </text:list-item>
        <text:list-item>
          <text:p text:style-name="P11">Merise :</text:p>
          <text:list>
            <text:list-item>
              <text:p text:style-name="P41">Dictionnaire</text:p>
            </text:list-item>
            <text:list-item>
              <text:p text:style-name="P39">MCD</text:p>
            </text:list-item>
            <text:list-item>
              <text:p text:style-name="P39">MLD</text:p>
            </text:list-item>
            <text:list-item>
              <text:p text:style-name="P39">MPD</text:p>
            </text:list-item>
          </text:list>
        </text:list-item>
        <text:list-item>
          <text:p text:style-name="P11">UML :</text:p>
          <text:list>
            <text:list-item>
              <text:p text:style-name="P42">Cas d'utilisation</text:p>
            </text:list-item>
            <text:list-item>
              <text:p text:style-name="P42">Classe</text:p>
            </text:list-item>
            <text:list-item>
              <text:p text:style-name="P42">Objet</text:p>
            </text:list-item>
            <text:list-item>
              <text:p text:style-name="P42">Package</text:p>
            </text:list-item>
            <text:list-item>
              <text:p text:style-name="P43">Séquence</text:p>
            </text:list-item>
            <text:list-item>
              <text:p text:style-name="P43">État</text:p>
            </text:list-item>
            <text:list-item>
              <text:p text:style-name="P43">Activité</text:p>
            </text:list-item>
            <text:list-item>
              <text:p text:style-name="P43">Déploiement</text:p>
            </text:list-item>
          </text:list>
        </text:list-item>
        <text:list-item>
          <text:p text:style-name="P12">Licences :</text:p>
          <text:list>
            <text:list-item>
              <text:p text:style-name="P44">GNU/GPL v3</text:p>
            </text:list-item>
            <text:list-item>
              <text:p text:style-name="P44">GNU/Affero GPL v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MathJax_Typewriter" svg:font-family="MathJax_Typewrite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Calibri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Arial" fo:font-size="10pt" fo:language="fr" fo:country="FR" style:letter-kerning="true" style:font-name-asian="Calibri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color="#000000" style:font-name-asian="Times New Roman1" style:font-family-asian="'Times New Roman'" style:font-family-generic-asian="system" style:font-pitch-asian="variable" style:font-size-asian="11.5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10mm" style:contextual-spacing="true" style:page-number="auto" fo:background-color="transparent" style:shadow="none">
        <style:tab-stops/>
        <style:background-image/>
      </style:paragraph-properties>
      <style:text-properties style:font-name="DejaVu Sans" fo:font-family="'DejaVu Sans'" style:font-style-name="Normal" style:font-family-generic="swiss" style:font-pitch="variable" style:font-size-asian="11.5pt"/>
    </style:style>
    <style:style style:name="List" style:family="paragraph" style:parent-style-name="Text_20_body" style:class="list">
      <style:text-properties fo:font-size="10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Mangal1" style:font-family-complex="Mangal"/>
    </style:style>
    <style:style style:name="Heading_20_1" style:display-name="Heading 1" style:family="paragraph" style:parent-style-name="Standard" style:auto-update="true" style:default-outline-level="1" style:list-style-name="Numbering_20_1" style:class="text" style:master-page-name="">
      <style:paragraph-properties fo:margin-left="4.99mm" fo:margin-right="0mm" fo:margin-top="0mm" fo:margin-bottom="4.99mm" style:contextual-spacing="false" fo:text-align="justify" style:justify-single-word="false" fo:keep-together="always" fo:text-indent="-4.99m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0000" style:font-name="DejaVu Sans1" fo:font-family="'DejaVu Sans'" style:font-style-name="Gras" style:font-family-generic="swiss" style:font-pitch="variable" fo:font-size="15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Numbering_20_1" style:class="text" style:master-page-name="">
      <style:paragraph-properties fo:margin-top="10mm" fo:margin-bottom="4.99mm" style:contextual-spacing="true" fo:keep-together="always" style:page-number="auto" fo:background-color="transparent" style:shadow="none" fo:keep-with-next="always">
        <style:tab-stops/>
        <style:background-image/>
      </style:paragraph-properties>
      <style:text-properties fo:color="#000000" style:font-name="DejaVu Sans1" fo:font-family="'DejaVu Sans'" style:font-style-name="Gras" style:font-family-generic="swiss" style:font-pitch="variable" fo:font-size="12pt" fo:font-weight="normal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Numbering_20_1" style:class="text" style:master-page-name="">
      <style:paragraph-properties fo:margin-left="4.99mm" fo:margin-right="0mm" fo:margin-top="0mm" fo:margin-bottom="2.5mm" style:contextual-spacing="true" fo:keep-together="always" fo:text-indent="-4.99m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0000" style:font-name="DejaVu Sans" fo:font-family="'DejaVu Sans'" style:font-style-name="Normal" style:font-family-generic="swiss" style:font-pitch="variable" fo:font-weight="normal" style:font-size-asian="11.5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style:contextual-spacing="false" fo:keep-with-next="always"/>
      <style:text-properties fo:color="#8db3e2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0m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 style:master-page-name="">
      <style:paragraph-properties style:page-number="auto" fo:background-color="transparent">
        <style:tab-stops/>
        <style:background-image/>
      </style:paragraph-properties>
    </style:style>
    <style:style style:name="Contents_20_1" style:display-name="Contents 1" style:family="paragraph" style:parent-style-name="Standard" style:default-outline-level="" style:class="index"/>
    <style:style style:name="Contents_20_2" style:display-name="Contents 2" style:family="paragraph" style:parent-style-name="Standard" style:default-outline-level="" style:class="index">
      <style:paragraph-properties fo:margin-left="3.88mm" fo:margin-right="0mm" fo:text-indent="0m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7.76mm" fo:margin-right="0mm" fo:text-indent="0m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orphans="2" fo:widows="2" style:writing-mode="lr-tb"/>
      <style:text-properties fo:color="#000000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orphans="2" fo:widows="2" style:writing-mode="lr-tb"/>
      <style:text-properties fo:font-size="11pt" style:font-size-asian="11pt" style:language-asian="en" style:country-asian="US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mm" fo:margin-bottom="0.49mm" style:contextual-spacing="false"/>
      <style:text-properties fo:color="#00000a" style:font-name="Times New Roman" fo:font-family="'Times New Roman'" style:font-family-generic="roman" style:font-pitch="variable" fo:font-size="12pt" style:font-size-asian="12pt" style:font-size-complex="12pt"/>
    </style:style>
    <style:style style:name="western" style:family="paragraph" style:parent-style-name="Standard" style:default-outline-level="">
      <style:paragraph-properties fo:margin-top="0.49mm" fo:margin-bottom="2.1mm" style:contextual-spacing="false"/>
      <style:text-properties style:font-name="Times" fo:font-family="Times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default-outline-level="1" style:list-style-name="Numbering_20_1" style:class="chapter" style:master-page-name="">
      <style:paragraph-properties fo:margin-left="4.99mm" fo:margin-right="0mm" fo:margin-top="0mm" fo:margin-bottom="4.99mm" style:contextual-spacing="false" fo:text-indent="-4.99m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DejaVu Sans1" fo:font-family="'DejaVu Sans'" style:font-style-name="Gras" style:font-family-generic="swiss" style:font-pitch="variable" fo:font-size="15pt" fo:font-weight="bold"/>
    </style:style>
    <style:style style:name="Subtitle" style:family="paragraph" style:parent-style-name="Heading" style:class="chapter"/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2_20_Car" style:display-name="Titre 2 Car" style:family="tex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_20_Car" style:display-name="En-tête Car" style:family="text">
      <style:text-properties fo:font-size="11pt" style:font-size-asian="11pt" style:language-asian="en" style:country-asian="US" style:font-size-complex="11pt"/>
    </style:style>
    <style:style style:name="Pied_20_de_20_page_20_Car" style:display-name="Pied de page Car" style:family="text">
      <style:text-properties fo:font-size="11pt" style:font-size-asian="11pt" style:language-asian="en" style:country-asian="US" style:font-size-complex="11pt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re_20_4_20_Car" style:display-name="Titre 4 Car" style:family="text">
      <style:text-properties fo:color="#8db3e2"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  <style:text-properties style:font-name="Star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  <style:text-properties style:font-name="Star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  <style:text-properties style:font-name="Star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  <style:text-properties style:font-name="Star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  <style:text-properties style:font-name="Star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  <style:text-properties style:font-name="StarSymbol"/>
      </text:list-level-style-bullet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2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44.4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25.1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6.35mm" fo:margin-left="37.8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5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2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75.9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6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3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14.0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79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8.84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31.5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4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4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9.6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4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4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7.7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4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25.1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37.8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5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2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75.9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6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3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14.0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79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3.65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6.3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9.05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1.75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4.4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7.15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9.85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2.5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5.25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6.35mm"/>
        </style:list-level-properties>
        <style:text-properties style:font-name="Star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44.4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6.35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9.26mm" fo:margin-left="9.26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9.26mm" fo:margin-left="12.44m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8.58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41.28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44.4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53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9.26mm" fo:margin-left="9.26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9.26mm" fo:margin-left="12.44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8.58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41.28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44.4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53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6.35mm" fo:margin-left="18.79m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31.4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1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8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9.5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29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4.9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107.69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39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9.26mm" fo:margin-left="9.26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9.26mm" fo:margin-left="12.44m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8.58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41.28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44.4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53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9.26mm" fo:margin-left="9.26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9.26mm" fo:margin-left="12.44m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8.58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41.28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44.4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53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9.26mm" fo:margin-left="9.26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9.26mm" fo:margin-left="12.44m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28.58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41.28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44.4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53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border-line-width-bottom="1.06mm 0.26mm 0.26mm" fo:padding-left="0mm" fo:padding-right="0mm" fo:padding-top="0mm" fo:padding-bottom="0.35mm" fo:border-left="none" fo:border-right="none" fo:border-top="none" fo:border-bottom="4.51pt double #622423"/>
      <style:text-properties style:font-name="MathJax_Typewriter" fo:font-size="16pt" style:font-size-asian="16pt" style:font-size-complex="16pt"/>
    </style:style>
    <style:style style:name="MP2" style:family="paragraph" style:parent-style-name="Footer">
      <style:text-properties style:font-name="MathJax_Typewriter"/>
    </style:style>
    <style:style style:name="MP3" style:family="paragraph">
      <style:paragraph-properties fo:text-align="center"/>
    </style:style>
    <style:style style:name="MT1" style:family="text">
      <style:text-properties officeooo:rsid="008d450c"/>
    </style:style>
    <style:style style:name="MT2" style:family="text">
      <style:text-properties officeooo:rsid="00197334"/>
    </style:style>
    <style:style style:name="MT3" style:family="text">
      <style:text-properties style:font-name-complex="Times New Roman1"/>
    </style:style>
    <style:style style:name="MT4" style:family="text">
      <style:text-properties officeooo:rsid="001ca9c8" style:font-name-complex="Times New Roman1"/>
    </style:style>
    <style:style style:name="Mgr1" style:family="graphic">
      <style:graphic-properties draw:stroke="solid" svg:stroke-width="0mm" svg:stroke-color="#4f81bd" draw:stroke-linejoin="round" draw:fill="solid" draw:fill-color="#4bacc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10mm" fo:margin-bottom="20mm" fo:margin-left="10mm" fo:margin-right="10mm" fo:border="0.51pt solid #00000a" fo:padding-top="4.02mm" fo:padding-bottom="4.02mm" fo:padding-left="16.53mm" fo:padding-right="16.53mm" style:shadow="none" fo:background-color="transparent" style:writing-mode="lr-tb" style:layout-grid-color="#c0c0c0" style:layout-grid-lines="40" style:layout-grid-base-height="4.23mm" style:layout-grid-ruby-height="2.12mm" style:layout-grid-mode="none" style:layout-grid-ruby-below="false" style:layout-grid-print="false" style:layout-grid-display="false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51mm" fo:margin-left="0mm" fo:margin-right="0mm" fo:margin-bottom="11.5mm" style:dynamic-spacing="true"/>
      </style:header-style>
      <style:footer-style>
        <style:header-footer-properties fo:min-height="12.51mm" fo:margin-left="0mm" fo:margin-right="0mm" fo:margin-top="11.5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8.29mm" fo:margin-bottom="8.29mm" fo:margin-left="8.29mm" fo:margin-right="8.29mm" fo:border="0.51pt solid #00000a" fo:padding="11.5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nalyse fonctionnelle et technique</text:p>
      </style:header>
      <style:footer>
        <text:p text:style-name="MP2"><draw:rect text:anchor-type="paragraph" draw:z-index="10" draw:name="Rectangle 444" draw:style-name="Mgr1" draw:text-style-name="MP3" svg:width="2.53mm" svg:height="22.07mm" svg:x="11.18mm" svg:y="274.78mm"><text:p/></draw:rect><draw:rect text:anchor-type="paragraph" draw:z-index="21" draw:name="Rectangle 445" draw:style-name="Mgr1" draw:text-style-name="MP3" svg:width="2.55mm" svg:height="22.07mm" svg:x="196.2mm" svg:y="274.78mm"><text:p/></draw:rect><text:span text:style-name="MT1">CDC Uncanny</text:span> – <text:date style:data-style-name="N37" text:date-value="2014-04-02T17:06:21.984732393">02/04/14</text:date><text:tab/><text:span text:style-name="MT2">Stéphane FEUGA</text:span><text:tab/><text:span text:style-name="MT3">Page </text:span><text:span text:style-name="MT3"><text:page-number text:select-page="current">11</text:page-number></text:span><text:span text:style-name="MT3"> </text:span><text:span text:style-name="MT4">sur </text:span><text:span text:style-name="MT4"><text:page-count>1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alyse fonctionnelle et technique</dc:title>
    <meta:initial-creator>Catherine Taillepierre</meta:initial-creator>
    <meta:editing-cycles>140</meta:editing-cycles>
    <meta:creation-date>2013-10-04T11:53:00</meta:creation-date>
    <dc:date>2014-04-02T17:06:21.949980182</dc:date>
    <meta:editing-duration>PT4H2M27S</meta:editing-duration>
    <meta:generator>LibreOffice/4.2.2.1$Linux_X86_64 LibreOffice_project/f36d84b791bbb6580a6f88e1eda72ca6083bbb4b</meta:generator>
    <dc:creator>Stéphane FEUGA</dc:creator>
    <meta:document-statistic meta:table-count="0" meta:image-count="0" meta:object-count="0" meta:page-count="11" meta:paragraph-count="270" meta:word-count="1775" meta:character-count="10309" meta:non-whitespace-character-count="9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